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1.286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0.965cm" fo:break-before="auto" style:use-optimal-row-height="true"/>
    </style:style>
    <style:style style:name="ro8" style:family="table-row">
      <style:table-row-properties style:row-height="1.695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86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87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88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89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91" style:family="table-cell" style:parent-style-name="Default">
      <style:table-cell-properties fo:border="none"/>
      <style:text-properties style:text-position=""/>
    </style:style>
    <style:style style:name="ce92" style:family="table-cell" style:parent-style-name="Default">
      <style:table-cell-properties fo:background-color="#cccccc"/>
      <style:text-properties style:text-position="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3" style:family="table-cell" style:parent-style-name="Default">
      <style:table-cell-properties fo:background-color="#00cc00" fo:border="none"/>
      <style:text-properties style:text-position="" fo:font-weight="bold" style:font-weight-asian="bold" style:font-weight-complex="bold"/>
    </style:style>
    <style:style style:name="ce94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  <style:text-properties style:text-position=""/>
    </style:style>
    <style:style style:name="ce95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96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9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98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style:text-position=""/>
    </style:style>
    <style:style style:name="ce32" style:family="table-cell" style:parent-style-name="Default">
      <style:table-cell-properties fo:wrap-option="wrap"/>
      <style:text-properties style:text-position="" fo:hyphenate="false"/>
    </style:style>
    <style:style style:name="ce33" style:family="table-cell" style:parent-style-name="Default">
      <style:table-cell-properties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4" style:family="table-cell" style:parent-style-name="Default">
      <style:table-cell-properties fo:background-color="#ff66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5" style:family="table-cell" style:parent-style-name="Default">
      <style:table-cell-properties fo:background-color="#ff6600" fo:wrap-option="wrap"/>
      <style:text-properties style:text-position="" fo:font-weight="bold" style:font-weight-asian="bold" style:font-weight-complex="bold" fo:hyphenate="false"/>
    </style:style>
    <style:style style:name="ce36" style:family="table-cell" style:parent-style-name="Default">
      <style:table-cell-properties fo:background-color="#ff6600" fo:wrap-option="wrap"/>
      <style:text-properties style:text-position="" fo:hyphenate="false"/>
    </style:style>
    <style:style style:name="ce37" style:family="table-cell" style:parent-style-name="Default">
      <style:table-cell-properties fo:background-color="#ff3333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8" style:family="table-cell" style:parent-style-name="Default">
      <style:table-cell-properties fo:background-color="#ff3333" fo:wrap-option="wrap"/>
      <style:text-properties style:text-position="" fo:hyphenate="false"/>
    </style:style>
    <style:style style:name="ce39" style:family="table-cell" style:parent-style-name="Default">
      <style:table-cell-properties fo:background-color="#ff00cc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0" style:family="table-cell" style:parent-style-name="Default">
      <style:table-cell-properties fo:background-color="#ff00cc" fo:wrap-option="wrap"/>
      <style:text-properties style:text-position="" fo:hyphenate="false"/>
    </style:style>
    <style:style style:name="ce41" style:family="table-cell" style:parent-style-name="Default">
      <style:table-cell-properties fo:background-color="#ffcc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2" style:family="table-cell" style:parent-style-name="Default">
      <style:table-cell-properties fo:background-color="#ff33ff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3" style:family="table-cell" style:parent-style-name="Default">
      <style:table-cell-properties fo:background-color="#9999ff" fo:wrap-option="wrap"/>
      <style:text-properties style:text-position="" fo:font-weight="bold" style:font-weight-asian="bold" style:font-weight-complex="bold" fo:hyphenate="false"/>
    </style:style>
    <style:style style:name="ce44" style:family="table-cell" style:parent-style-name="Default">
      <style:table-cell-properties fo:wrap-option="wrap"/>
      <style:text-properties style:text-position="" fo:font-weight="bold" style:font-weight-asian="bold" style:font-weight-complex="bold" fo:hyphenate="false"/>
    </style:style>
    <style:style style:name="ce45" style:family="table-cell" style:parent-style-name="Default">
      <style:table-cell-properties fo:background-color="#ffff66"/>
      <style:text-properties style:text-position="" fo:font-weight="bold" style:font-weight-asian="bold" style:font-weight-complex="bold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55" style:family="table-cell" style:parent-style-name="Default">
      <style:table-cell-properties fo:background-color="transparent" fo:wrap-option="wrap"/>
      <style:text-properties style:text-position="" fo:hyphenate="false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8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8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8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05" style:family="table-cell" style:parent-style-name="Default">
      <style:table-cell-properties fo:border="none"/>
    </style:style>
    <style:style style:name="ce106" style:family="table-cell" style:parent-style-name="Default">
      <style:table-cell-properties fo:background-color="#cccccc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107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109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12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4" style:family="table-cell" style:parent-style-name="Default">
      <style:table-cell-properties fo:background-color="#66ff00"/>
    </style:style>
    <style:style style:name="ce115" style:family="table-cell" style:parent-style-name="Default">
      <style:table-cell-properties fo:background-color="#66ff00"/>
      <style:text-properties fo:color="#000000"/>
    </style:style>
    <style:style style:name="ce116" style:family="table-cell" style:parent-style-name="Default">
      <style:table-cell-properties fo:background-color="#cccccc"/>
    </style:style>
    <style:style style:name="ce117" style:family="table-cell" style:parent-style-name="Default">
      <style:text-properties style:font-name="Liberation Sans" style:font-name-asian="DejaVu Sans" style:font-name-complex="DejaVu Sans"/>
    </style:style>
    <style:style style:name="ce118" style:family="table-cell" style:parent-style-name="Default">
      <style:table-cell-properties fo:background-color="#00ccff"/>
    </style:style>
    <style:style style:name="ce119" style:family="table-cell" style:parent-style-name="Default">
      <style:text-properties fo:color="#ff8080"/>
    </style:style>
    <style:style style:name="ce120" style:family="table-cell" style:parent-style-name="Default">
      <style:text-properties style:text-underline-style="none"/>
    </style:style>
    <style:style style:name="ce121" style:family="table-cell" style:parent-style-name="Default">
      <style:table-cell-properties fo:background-color="#ff8080"/>
    </style:style>
    <style:style style:name="ce122" style:family="table-cell" style:parent-style-name="Default">
      <style:table-cell-properties fo:background-color="#ff66ff"/>
      <style:text-properties fo:color="#000000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125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126" style:family="table-cell" style:parent-style-name="Default">
      <style:table-cell-properties fo:background-color="#ffff00"/>
    </style:style>
    <style:style style:name="ce127" style:family="table-cell" style:parent-style-name="Default">
      <style:table-cell-properties fo:background-color="#cccccc"/>
      <style:map style:condition="is-true-formula([.M11]=[.$B$3]&amp;[.$B$6])" style:apply-style-name="cfContainsMax" style:base-cell-address="Original.M11"/>
      <style:map style:condition="is-true-formula(OR([.M$10]&gt;0;[.$B11]&gt;0))" style:apply-style-name="cfPointToMax" style:base-cell-address="Original.M11"/>
    </style:style>
    <style:style style:name="ce128" style:family="table-cell" style:parent-style-name="Default">
      <style:table-cell-properties fo:background-color="#ff9999"/>
    </style:style>
    <style:style style:name="ce129" style:family="table-cell" style:parent-style-name="Default">
      <style:table-cell-properties fo:background-color="#66ff66"/>
    </style:style>
    <style:style style:name="ce130" style:family="table-cell" style:parent-style-name="Default">
      <style:table-cell-properties fo:background-color="#ff99ff"/>
    </style:style>
    <style:style style:name="ce131" style:family="table-cell" style:parent-style-name="Default">
      <style:table-cell-properties fo:wrap-option="wrap"/>
      <style:text-properties fo:hyphenate="false"/>
    </style:style>
    <style:style style:name="ce132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33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34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135" style:family="table-cell" style:parent-style-name="Default">
      <style:table-cell-properties fo:background-color="#ff6600" fo:wrap-option="wrap"/>
      <style:text-properties fo:hyphenate="false"/>
    </style:style>
    <style:style style:name="ce136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37" style:family="table-cell" style:parent-style-name="Default">
      <style:table-cell-properties fo:background-color="#ff3333" fo:wrap-option="wrap"/>
      <style:text-properties fo:hyphenate="false"/>
    </style:style>
    <style:style style:name="ce138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39" style:family="table-cell" style:parent-style-name="Default">
      <style:table-cell-properties fo:background-color="#ff00cc" fo:wrap-option="wrap"/>
      <style:text-properties fo:hyphenate="false"/>
    </style:style>
    <style:style style:name="ce140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41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42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143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1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4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false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1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1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1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1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1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154" style:family="table-cell" style:parent-style-name="Default">
      <style:table-cell-properties fo:background-color="transparent" fo:wrap-option="wrap"/>
      <style:text-properties fo:hyphenate="false"/>
    </style:style>
    <style:style style:name="ce1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1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</style:style>
    <style:style style:name="ce1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1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1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1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1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1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1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1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1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1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1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1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1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1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1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1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1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1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1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1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1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1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1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18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18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>
        <table:iteration table:status="enable" table:steps="1" table:maximum-difference="0.0000000001"/>
      </table:calculation-settings>
      <table:table table:name="Original" table:style-name="ta1">
        <table:table-column table:style-name="co1" table:number-columns-repeated="2" table:default-cell-style-name="ce85"/>
        <table:table-column table:style-name="co1" table:number-columns-repeated="8" table:default-cell-style-name="Default"/>
        <table:table-row table:style-name="ro1">
          <table:table-cell/>
          <table:table-cell table:style-name="ce87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/>
          <table:table-cell table:style-name="ce87" office:value-type="string" calcext:value-type="string">
            <text:p>PREFIX</text:p>
          </table:table-cell>
          <table:table-cell table:number-columns-repeated="8"/>
        </table:table-row>
        <table:table-row table:style-name="ro1">
          <table:table-cell/>
          <table:table-cell table:style-name="ce88" office:value-type="string" calcext:value-type="string">
            <text:p>WERT:</text:p>
          </table:table-cell>
          <table:table-cell office:value-type="string" calcext:value-type="string">
            <text:p>← Enter „J_w“ (without the QMs) here to address the original question!</text:p>
          </table:table-cell>
          <table:table-cell table:number-columns-repeated="5"/>
          <table:table-cell office:value-type="string" calcext:value-type="string">
            <text:p>(Note: F15 was changed!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6"/>
          <table:table-cell office:value-type="string" calcext:value-type="string">
            <text:p>Regard also the conditional format!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86" office:value-type="string" calcext:value-type="string">
            <text:p>Max:</text:p>
          </table:table-cell>
          <table:table-cell table:style-name="ce89" table:number-matrix-columns-spanned="1" table:number-matrix-rows-spanned="1" table:formula="of:=MAX(IF(LEFT([.C11:.I32];LEN([.$B$3]))=[.$B$3];VALUE(MID([.C11:.I32];LEN([.$B$3])+1;1024));&quot;&quot;))" office:value-type="float" office:value="17" calcext:value-type="float">
            <text:p>1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85" table:formula="of:=COUNTIF([.C11:.C32];[.$B$3]&amp;[.$B$6])" office:value-type="float" office:value="0" calcext:value-type="float">
            <text:p>0</text:p>
          </table:table-cell>
          <table:table-cell table:style-name="ce85" table:formula="of:=COUNTIF([.D11:.D32];[.$B$3]&amp;[.$B$6])" office:value-type="float" office:value="0" calcext:value-type="float">
            <text:p>0</text:p>
          </table:table-cell>
          <table:table-cell table:style-name="ce85" table:formula="of:=COUNTIF([.E11:.E32];[.$B$3]&amp;[.$B$6])" office:value-type="float" office:value="1" calcext:value-type="float">
            <text:p>1</text:p>
          </table:table-cell>
          <table:table-cell table:style-name="ce85" table:formula="of:=COUNTIF([.F11:.F32];[.$B$3]&amp;[.$B$6])" office:value-type="float" office:value="0" calcext:value-type="float">
            <text:p>0</text:p>
          </table:table-cell>
          <table:table-cell table:style-name="ce85" table:formula="of:=COUNTIF([.G11:.G32];[.$B$3]&amp;[.$B$6])" office:value-type="float" office:value="1" calcext:value-type="float">
            <text:p>1</text:p>
          </table:table-cell>
          <table:table-cell table:style-name="ce85" table:formula="of:=COUNTIF([.H11:.H32];[.$B$3]&amp;[.$B$6])" office:value-type="float" office:value="0" calcext:value-type="float">
            <text:p>0</text:p>
          </table:table-cell>
          <table:table-cell table:style-name="ce85" table:formula="of:=COUNTIF([.I11:.I32];[.$B$3]&amp;[.$B$6])" office:value-type="float" office:value="0" calcext:value-type="float">
            <text:p>0</text:p>
          </table:table-cell>
          <table:table-cell office:value-type="string" calcext:value-type="string">
            <text:p>← Helpers (C10:I10 and B11:B32) only used to simplify the CF conditions!</text:p>
          </table:table-cell>
        </table:table-row>
        <table:table-row table:style-name="ro2">
          <table:table-cell/>
          <table:table-cell table:formula="of:=COUNTIF([.C11:.I11];[.$B$3]&amp;[.$B$6])" office:value-type="float" office:value="0" calcext:value-type="float">
            <text:p>0</text:p>
          </table:table-cell>
          <table:table-cell table:style-name="ce92" office:value-type="string" calcext:value-type="string">
            <text:p>Gramatik</text:p>
          </table:table-cell>
          <table:table-cell table:style-name="ce92" office:value-type="string" calcext:value-type="string">
            <text:p>J_Tr</text:p>
          </table:table-cell>
          <table:table-cell table:style-name="ce92" office:value-type="string" calcext:value-type="string">
            <text:p>J_w8</text:p>
          </table:table-cell>
          <table:table-cell table:style-name="ce92" office:value-type="string" calcext:value-type="string">
            <text:p>J_w57</text:p>
          </table:table-cell>
          <table:table-cell table:style-name="ce92" office:value-type="string" calcext:value-type="string">
            <text:p>J_w10</text:p>
          </table:table-cell>
          <table:table-cell table:style-name="ce92" office:value-type="string" calcext:value-type="string">
            <text:p>J_w58</text:p>
          </table:table-cell>
          <table:table-cell table:style-name="ce92" office:value-type="string" calcext:value-type="string">
            <text:p>J_w52</text:p>
          </table:table-cell>
          <table:table-cell/>
        </table:table-row>
        <table:table-row table:style-name="ro2">
          <table:table-cell/>
          <table:table-cell table:formula="of:=COUNTIF([.C12:.I12];[.$B$3]&amp;[.$B$6])" office:value-type="float" office:value="0" calcext:value-type="float">
            <text:p>0</text:p>
          </table:table-cell>
          <table:table-cell table:style-name="ce92"/>
          <table:table-cell table:style-name="ce92" office:value-type="string" calcext:value-type="string">
            <text:p>WERT:13</text:p>
          </table:table-cell>
          <table:table-cell table:style-name="ce92" table:number-columns-repeated="5"/>
          <table:table-cell/>
        </table:table-row>
        <table:table-row table:style-name="ro2">
          <table:table-cell/>
          <table:table-cell table:formula="of:=COUNTIF([.C13:.I13];[.$B$3]&amp;[.$B$6])" office:value-type="float" office:value="0" calcext:value-type="float">
            <text:p>0</text:p>
          </table:table-cell>
          <table:table-cell table:style-name="ce92" office:value-type="string" calcext:value-type="string">
            <text:p>Steuersatz</text:p>
          </table:table-cell>
          <table:table-cell table:style-name="ce92" office:value-type="string" calcext:value-type="string">
            <text:p>Computer</text:p>
          </table:table-cell>
          <table:table-cell table:style-name="ce92" office:value-type="string" calcext:value-type="string">
            <text:p>wie</text:p>
          </table:table-cell>
          <table:table-cell table:style-name="ce92" office:value-type="string" calcext:value-type="string">
            <text:p>wird</text:p>
          </table:table-cell>
          <table:table-cell table:style-name="ce92" office:value-type="string" calcext:value-type="string">
            <text:p>das</text:p>
          </table:table-cell>
          <table:table-cell table:style-name="ce92" office:value-type="string" calcext:value-type="string">
            <text:p>Wetter</text:p>
          </table:table-cell>
          <table:table-cell table:style-name="ce92" office:value-type="string" calcext:value-type="string">
            <text:p>Übermorgen</text:p>
          </table:table-cell>
          <table:table-cell/>
        </table:table-row>
        <table:table-row table:style-name="ro2">
          <table:table-cell/>
          <table:table-cell table:formula="of:=COUNTIF([.C14:.I14];[.$B$3]&amp;[.$B$6])" office:value-type="float" office:value="1" calcext:value-type="float">
            <text:p>1</text:p>
          </table:table-cell>
          <table:table-cell table:style-name="ce92" table:number-columns-repeated="4"/>
          <table:table-cell table:style-name="ce92" office:value-type="string" calcext:value-type="string">
            <text:p>WERT:17</text:p>
          </table:table-cell>
          <table:table-cell table:style-name="ce92" table:number-columns-repeated="2"/>
          <table:table-cell/>
        </table:table-row>
        <table:table-row table:style-name="ro2">
          <table:table-cell/>
          <table:table-cell table:formula="of:=COUNTIF([.C15:.I15];[.$B$3]&amp;[.$B$6])" office:value-type="float" office:value="0" calcext:value-type="float">
            <text:p>0</text:p>
          </table:table-cell>
          <table:table-cell table:style-name="ce92" office:value-type="string" calcext:value-type="string">
            <text:p>Gramatik</text:p>
          </table:table-cell>
          <table:table-cell table:style-name="ce92" office:value-type="string" calcext:value-type="string">
            <text:p>J_Tr</text:p>
          </table:table-cell>
          <table:table-cell table:style-name="ce92" office:value-type="string" calcext:value-type="string">
            <text:p>J_w8</text:p>
          </table:table-cell>
          <table:table-cell table:style-name="ce92" office:value-type="string" calcext:value-type="string">
            <text:p>J_w99</text:p>
          </table:table-cell>
          <table:table-cell table:style-name="ce92" office:value-type="string" calcext:value-type="string">
            <text:p>J_w10</text:p>
          </table:table-cell>
          <table:table-cell table:style-name="ce92" office:value-type="string" calcext:value-type="string">
            <text:p>J_w58</text:p>
          </table:table-cell>
          <table:table-cell table:style-name="ce92" office:value-type="string" calcext:value-type="string">
            <text:p>J_w47</text:p>
          </table:table-cell>
          <table:table-cell/>
        </table:table-row>
        <table:table-row table:style-name="ro1">
          <table:table-cell/>
          <table:table-cell table:formula="of:=COUNTIF([.C16:.I16];[.$B$3]&amp;[.$B$6])" office:value-type="float" office:value="0" calcext:value-type="float">
            <text:p>0</text:p>
          </table:table-cell>
          <table:table-cell table:style-name="ce92" table:number-columns-repeated="7"/>
          <table:table-cell/>
        </table:table-row>
        <table:table-row table:style-name="ro2">
          <table:table-cell/>
          <table:table-cell table:formula="of:=COUNTIF([.C17:.I17];[.$B$3]&amp;[.$B$6])" office:value-type="float" office:value="0" calcext:value-type="float">
            <text:p>0</text:p>
          </table:table-cell>
          <table:table-cell table:style-name="ce92" office:value-type="string" calcext:value-type="string">
            <text:p>Steuersatz</text:p>
          </table:table-cell>
          <table:table-cell table:style-name="ce92" office:value-type="string" calcext:value-type="string">
            <text:p>Computer</text:p>
          </table:table-cell>
          <table:table-cell table:style-name="ce92" office:value-type="string" calcext:value-type="string">
            <text:p>wie</text:p>
          </table:table-cell>
          <table:table-cell table:style-name="ce92" office:value-type="string" calcext:value-type="string">
            <text:p>wird</text:p>
          </table:table-cell>
          <table:table-cell table:style-name="ce92" office:value-type="string" calcext:value-type="string">
            <text:p>das</text:p>
          </table:table-cell>
          <table:table-cell table:style-name="ce92" office:value-type="string" calcext:value-type="string">
            <text:p>Wetter</text:p>
          </table:table-cell>
          <table:table-cell table:style-name="ce92" office:value-type="string" calcext:value-type="string">
            <text:p>Heute</text:p>
          </table:table-cell>
          <table:table-cell/>
        </table:table-row>
        <table:table-row table:style-name="ro2">
          <table:table-cell/>
          <table:table-cell table:formula="of:=COUNTIF([.C18:.I18];[.$B$3]&amp;[.$B$6])" office:value-type="float" office:value="1" calcext:value-type="float">
            <text:p>1</text:p>
          </table:table-cell>
          <table:table-cell table:style-name="ce92" table:number-columns-repeated="2"/>
          <table:table-cell table:style-name="ce92" office:value-type="string" calcext:value-type="string">
            <text:p>WERT:17</text:p>
          </table:table-cell>
          <table:table-cell table:style-name="ce92" table:number-columns-repeated="4"/>
          <table:table-cell/>
        </table:table-row>
        <table:table-row table:style-name="ro2">
          <table:table-cell/>
          <table:table-cell table:formula="of:=COUNTIF([.C19:.I19];[.$B$3]&amp;[.$B$6])" office:value-type="float" office:value="0" calcext:value-type="float">
            <text:p>0</text:p>
          </table:table-cell>
          <table:table-cell table:style-name="ce92" office:value-type="string" calcext:value-type="string">
            <text:p>Gramatik</text:p>
          </table:table-cell>
          <table:table-cell table:style-name="ce92" office:value-type="string" calcext:value-type="string">
            <text:p>J_Tr</text:p>
          </table:table-cell>
          <table:table-cell table:style-name="ce92" office:value-type="string" calcext:value-type="string">
            <text:p>J_w45</text:p>
          </table:table-cell>
          <table:table-cell table:style-name="ce92" office:value-type="string" calcext:value-type="string">
            <text:p>J_w50</text:p>
          </table:table-cell>
          <table:table-cell table:style-name="ce92" office:value-type="string" calcext:value-type="string">
            <text:p>J_w47</text:p>
          </table:table-cell>
          <table:table-cell table:style-name="ce92" table:number-columns-repeated="2"/>
          <table:table-cell/>
        </table:table-row>
        <table:table-row table:style-name="ro2">
          <table:table-cell/>
          <table:table-cell table:formula="of:=COUNTIF([.C20:.I20];[.$B$3]&amp;[.$B$6])" office:value-type="float" office:value="0" calcext:value-type="float">
            <text:p>0</text:p>
          </table:table-cell>
          <table:table-cell table:style-name="ce92" office:value-type="string" calcext:value-type="string">
            <text:p>Steuersatz</text:p>
          </table:table-cell>
          <table:table-cell table:style-name="ce92" office:value-type="string" calcext:value-type="string">
            <text:p>Computer</text:p>
          </table:table-cell>
          <table:table-cell table:style-name="ce92" office:value-type="string" calcext:value-type="string">
            <text:p>Wetterbericht</text:p>
          </table:table-cell>
          <table:table-cell table:style-name="ce92" office:value-type="string" calcext:value-type="string">
            <text:p>für</text:p>
          </table:table-cell>
          <table:table-cell table:style-name="ce92" office:value-type="string" calcext:value-type="string">
            <text:p>Heute</text:p>
          </table:table-cell>
          <table:table-cell table:style-name="ce92" table:number-columns-repeated="2"/>
          <table:table-cell/>
        </table:table-row>
        <table:table-row table:style-name="ro1">
          <table:table-cell/>
          <table:table-cell table:formula="of:=COUNTIF([.C21:.I21];[.$B$3]&amp;[.$B$6])" office:value-type="float" office:value="0" calcext:value-type="float">
            <text:p>0</text:p>
          </table:table-cell>
          <table:table-cell table:style-name="ce92" table:number-columns-repeated="7"/>
          <table:table-cell/>
        </table:table-row>
        <table:table-row table:style-name="ro2">
          <table:table-cell/>
          <table:table-cell table:formula="of:=COUNTIF([.C22:.I22];[.$B$3]&amp;[.$B$6])" office:value-type="float" office:value="0" calcext:value-type="float">
            <text:p>0</text:p>
          </table:table-cell>
          <table:table-cell table:style-name="ce92" office:value-type="string" calcext:value-type="string">
            <text:p>Gramatik</text:p>
          </table:table-cell>
          <table:table-cell table:style-name="ce92" office:value-type="string" calcext:value-type="string">
            <text:p>J_Tr</text:p>
          </table:table-cell>
          <table:table-cell table:style-name="ce92" office:value-type="string" calcext:value-type="string">
            <text:p>J_w8</text:p>
          </table:table-cell>
          <table:table-cell table:style-name="ce92" office:value-type="string" calcext:value-type="string">
            <text:p>J_w15</text:p>
          </table:table-cell>
          <table:table-cell table:style-name="ce92" office:value-type="string" calcext:value-type="string">
            <text:p>J_w48</text:p>
          </table:table-cell>
          <table:table-cell table:style-name="ce92" office:value-type="string" calcext:value-type="string">
            <text:p>J_w59</text:p>
          </table:table-cell>
          <table:table-cell table:style-name="ce92"/>
          <table:table-cell/>
        </table:table-row>
        <table:table-row table:style-name="ro2">
          <table:table-cell/>
          <table:table-cell table:formula="of:=COUNTIF([.C23:.I23];[.$B$3]&amp;[.$B$6])" office:value-type="float" office:value="0" calcext:value-type="float">
            <text:p>0</text:p>
          </table:table-cell>
          <table:table-cell table:style-name="ce92" office:value-type="string" calcext:value-type="string">
            <text:p>Steuersatz</text:p>
          </table:table-cell>
          <table:table-cell table:style-name="ce92" office:value-type="string" calcext:value-type="string">
            <text:p>Computer</text:p>
          </table:table-cell>
          <table:table-cell table:style-name="ce92" office:value-type="string" calcext:value-type="string">
            <text:p>wie</text:p>
          </table:table-cell>
          <table:table-cell table:style-name="ce92" office:value-type="string" calcext:value-type="string">
            <text:p>ist</text:p>
          </table:table-cell>
          <table:table-cell table:style-name="ce92" office:value-type="string" calcext:value-type="string">
            <text:p>die</text:p>
          </table:table-cell>
          <table:table-cell table:style-name="ce92" office:value-type="string" calcext:value-type="string">
            <text:p>Windstärke</text:p>
          </table:table-cell>
          <table:table-cell table:style-name="ce92"/>
          <table:table-cell/>
        </table:table-row>
        <table:table-row table:style-name="ro1">
          <table:table-cell/>
          <table:table-cell table:formula="of:=COUNTIF([.C24:.I24];[.$B$3]&amp;[.$B$6])" office:value-type="float" office:value="0" calcext:value-type="float">
            <text:p>0</text:p>
          </table:table-cell>
          <table:table-cell table:style-name="ce92" table:number-columns-repeated="7"/>
          <table:table-cell/>
        </table:table-row>
        <table:table-row table:style-name="ro2">
          <table:table-cell/>
          <table:table-cell table:formula="of:=COUNTIF([.C25:.I25];[.$B$3]&amp;[.$B$6])" office:value-type="float" office:value="0" calcext:value-type="float">
            <text:p>0</text:p>
          </table:table-cell>
          <table:table-cell table:style-name="ce92" office:value-type="string" calcext:value-type="string">
            <text:p>Gramatik</text:p>
          </table:table-cell>
          <table:table-cell table:style-name="ce92" office:value-type="string" calcext:value-type="string">
            <text:p>J_Tr</text:p>
          </table:table-cell>
          <table:table-cell table:style-name="ce92" office:value-type="string" calcext:value-type="string">
            <text:p>J_w8</text:p>
          </table:table-cell>
          <table:table-cell table:style-name="ce92" office:value-type="string" calcext:value-type="string">
            <text:p>J_w60</text:p>
          </table:table-cell>
          <table:table-cell table:style-name="ce92" office:value-type="string" calcext:value-type="string">
            <text:p>J_w48</text:p>
          </table:table-cell>
          <table:table-cell table:style-name="ce92" office:value-type="string" calcext:value-type="string">
            <text:p>J_w56</text:p>
          </table:table-cell>
          <table:table-cell table:style-name="ce92"/>
          <table:table-cell/>
        </table:table-row>
        <table:table-row table:style-name="ro2">
          <table:table-cell/>
          <table:table-cell table:formula="of:=COUNTIF([.C26:.I26];[.$B$3]&amp;[.$B$6])" office:value-type="float" office:value="0" calcext:value-type="float">
            <text:p>0</text:p>
          </table:table-cell>
          <table:table-cell table:style-name="ce92" office:value-type="string" calcext:value-type="string">
            <text:p>Steuersatz</text:p>
          </table:table-cell>
          <table:table-cell table:style-name="ce92" office:value-type="string" calcext:value-type="string">
            <text:p>Computer</text:p>
          </table:table-cell>
          <table:table-cell table:style-name="ce92" office:value-type="string" calcext:value-type="string">
            <text:p>wie</text:p>
          </table:table-cell>
          <table:table-cell table:style-name="ce92" office:value-type="string" calcext:value-type="string">
            <text:p>sind</text:p>
          </table:table-cell>
          <table:table-cell table:style-name="ce92" office:value-type="string" calcext:value-type="string">
            <text:p>die</text:p>
          </table:table-cell>
          <table:table-cell table:style-name="ce92" office:value-type="string" calcext:value-type="string">
            <text:p>Windverhältnisse</text:p>
          </table:table-cell>
          <table:table-cell table:style-name="ce92"/>
          <table:table-cell/>
        </table:table-row>
        <table:table-row table:style-name="ro1">
          <table:table-cell/>
          <table:table-cell table:formula="of:=COUNTIF([.C27:.I27];[.$B$3]&amp;[.$B$6])" office:value-type="float" office:value="0" calcext:value-type="float">
            <text:p>0</text:p>
          </table:table-cell>
          <table:table-cell table:style-name="ce92" table:number-columns-repeated="7"/>
          <table:table-cell/>
        </table:table-row>
        <table:table-row table:style-name="ro2">
          <table:table-cell/>
          <table:table-cell table:formula="of:=COUNTIF([.C28:.I28];[.$B$3]&amp;[.$B$6])" office:value-type="float" office:value="0" calcext:value-type="float">
            <text:p>0</text:p>
          </table:table-cell>
          <table:table-cell table:style-name="ce92" office:value-type="string" calcext:value-type="string">
            <text:p>Gramatik</text:p>
          </table:table-cell>
          <table:table-cell table:style-name="ce92" office:value-type="string" calcext:value-type="string">
            <text:p>J_Tr</text:p>
          </table:table-cell>
          <table:table-cell table:style-name="ce92" office:value-type="string" calcext:value-type="string">
            <text:p>J_w63</text:p>
          </table:table-cell>
          <table:table-cell table:style-name="ce92" office:value-type="string" calcext:value-type="string">
            <text:p>J_w49</text:p>
          </table:table-cell>
          <table:table-cell table:style-name="ce92" office:value-type="string" calcext:value-type="string">
            <text:p>J_w61</text:p>
          </table:table-cell>
          <table:table-cell table:style-name="ce92" office:value-type="string" calcext:value-type="string">
            <text:p>J_w62</text:p>
          </table:table-cell>
          <table:table-cell table:style-name="ce92"/>
          <table:table-cell/>
        </table:table-row>
        <table:table-row table:style-name="ro2">
          <table:table-cell/>
          <table:table-cell table:formula="of:=COUNTIF([.C29:.I29];[.$B$3]&amp;[.$B$6])" office:value-type="float" office:value="0" calcext:value-type="float">
            <text:p>0</text:p>
          </table:table-cell>
          <table:table-cell table:style-name="ce92" office:value-type="string" calcext:value-type="string">
            <text:p>Steuersatz</text:p>
          </table:table-cell>
          <table:table-cell table:style-name="ce92" office:value-type="string" calcext:value-type="string">
            <text:p>Computer</text:p>
          </table:table-cell>
          <table:table-cell table:style-name="ce92" office:value-type="string" calcext:value-type="string">
            <text:p>welche</text:p>
          </table:table-cell>
          <table:table-cell table:style-name="ce92" office:value-type="string" calcext:value-type="string">
            <text:p>Mondphase</text:p>
          </table:table-cell>
          <table:table-cell table:style-name="ce92" office:value-type="string" calcext:value-type="string">
            <text:p>haben</text:p>
          </table:table-cell>
          <table:table-cell table:style-name="ce92" table:number-columns-repeated="2"/>
          <table:table-cell/>
        </table:table-row>
        <table:table-row table:style-name="ro2">
          <table:table-cell/>
          <table:table-cell table:formula="of:=COUNTIF([.C30:.I30];[.$B$3]&amp;[.$B$6])" office:value-type="float" office:value="0" calcext:value-type="float">
            <text:p>0</text:p>
          </table:table-cell>
          <table:table-cell table:style-name="ce92" table:number-columns-repeated="5"/>
          <table:table-cell table:style-name="ce92" office:value-type="string" calcext:value-type="string">
            <text:p>WERT:1</text:p>
          </table:table-cell>
          <table:table-cell table:style-name="ce92"/>
          <table:table-cell/>
        </table:table-row>
        <table:table-row table:style-name="ro2">
          <table:table-cell/>
          <table:table-cell table:formula="of:=COUNTIF([.C31:.I31];[.$B$3]&amp;[.$B$6])" office:value-type="float" office:value="0" calcext:value-type="float">
            <text:p>0</text:p>
          </table:table-cell>
          <table:table-cell table:style-name="ce92" office:value-type="string" calcext:value-type="string">
            <text:p>Gramatik</text:p>
          </table:table-cell>
          <table:table-cell table:style-name="ce92" office:value-type="string" calcext:value-type="string">
            <text:p>J_Tr</text:p>
          </table:table-cell>
          <table:table-cell table:style-name="ce92" office:value-type="string" calcext:value-type="string">
            <text:p>J_w49</text:p>
          </table:table-cell>
          <table:table-cell table:style-name="ce92" table:number-columns-repeated="4"/>
          <table:table-cell/>
        </table:table-row>
        <table:table-row table:style-name="ro2">
          <table:table-cell/>
          <table:table-cell table:formula="of:=COUNTIF([.C32:.I32];[.$B$3]&amp;[.$B$6])" office:value-type="float" office:value="0" calcext:value-type="float">
            <text:p>0</text:p>
          </table:table-cell>
          <table:table-cell table:style-name="ce92" office:value-type="string" calcext:value-type="string">
            <text:p>Steuersatz</text:p>
          </table:table-cell>
          <table:table-cell table:style-name="ce92" office:value-type="string" calcext:value-type="string">
            <text:p>Computer</text:p>
          </table:table-cell>
          <table:table-cell table:style-name="ce92" office:value-type="string" calcext:value-type="string">
            <text:p>Mondphase</text:p>
          </table:table-cell>
          <table:table-cell table:style-name="ce92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style-name="ce91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90"/>
          <table:table-cell table:number-columns-repeated="8"/>
        </table:table-row>
        <table:table-row table:style-name="ro1">
          <table:table-cell table:style-name="Default"/>
          <table:table-cell table:style-name="ce91"/>
          <table:table-cell table:number-columns-repeated="8"/>
        </table:table-row>
        <table:table-row table:style-name="ro1">
          <table:table-cell table:style-name="Default"/>
          <table:table-cell table:style-name="ce90"/>
          <table:table-cell office:value-type="string" calcext:value-type="string">
            <text:p>This solution is capable of accepting any range. It does NOT bother about conditional formats.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90"/>
          <table:table-cell office:value-type="string" calcext:value-type="string">
            <text:p>Finding the postions where the maximum value occurs is not supported here.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90"/>
          <table:table-cell table:number-columns-repeated="8"/>
        </table:table-row>
        <table:table-row table:style-name="ro1">
          <table:table-cell table:style-name="Default"/>
          <table:table-cell table:style-name="ce90"/>
          <table:table-cell table:style-name="ce93" office:value-type="string" calcext:value-type="string">
            <text:p>RangeStart</text:p>
          </table:table-cell>
          <table:table-cell table:style-name="ce97" office:value-type="string" calcext:value-type="string">
            <text:p>RowStart</text:p>
          </table:table-cell>
          <table:table-cell table:style-name="ce97" office:value-type="string" calcext:value-type="string">
            <text:p>ColStart</text:p>
          </table:table-cell>
          <table:table-cell table:number-columns-repeated="5"/>
        </table:table-row>
        <table:table-row table:style-name="ro1">
          <table:table-cell/>
          <table:table-cell table:style-name="ce90"/>
          <table:table-cell table:style-name="ce94" office:value-type="string" calcext:value-type="string">
            <text:p>$C$11</text:p>
          </table:table-cell>
          <table:table-cell table:style-name="ce98" table:formula="of:=ROW(INDIRECT([.$C$42]))" office:value-type="float" office:value="11" calcext:value-type="float">
            <text:p>11</text:p>
          </table:table-cell>
          <table:table-cell table:style-name="ce98" table:formula="of:=COLUMN(INDIRECT([.$C$42]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5"/>
          <table:table-cell/>
          <table:table-cell table:style-name="ce85"/>
          <table:table-cell table:number-columns-repeated="5"/>
        </table:table-row>
        <table:table-row table:style-name="ro1">
          <table:table-cell table:number-columns-repeated="2"/>
          <table:table-cell table:style-name="ce93" office:value-type="string" calcext:value-type="string">
            <text:p>RangeEND</text:p>
          </table:table-cell>
          <table:table-cell table:style-name="ce97" office:value-type="string" calcext:value-type="string">
            <text:p>Rows</text:p>
          </table:table-cell>
          <table:table-cell table:style-name="ce97" office:value-type="string" calcext:value-type="string">
            <text:p>Co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4" office:value-type="string" calcext:value-type="string">
            <text:p>$I$32</text:p>
          </table:table-cell>
          <table:table-cell table:style-name="ce98" table:formula="of:=ROW(INDIRECT([.$C$45]))-[.D$42]+1" office:value-type="float" office:value="22" calcext:value-type="float">
            <text:p>22</text:p>
          </table:table-cell>
          <table:table-cell table:style-name="ce98" table:formula="of:=COLUMN(INDIRECT([.$C$45]))-[.E$42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5" table:number-columns-repeated="2"/>
          <table:table-cell table:style-name="ce90"/>
          <table:table-cell table:number-columns-repeated="5"/>
        </table:table-row>
        <table:table-row table:style-name="ro1">
          <table:table-cell/>
          <table:table-cell table:style-name="Default"/>
          <table:table-cell table:style-name="ce95" office:value-type="string" calcext:value-type="string">
            <text:p>Max:</text:p>
          </table:table-cell>
          <table:table-cell table:style-name="ce85"/>
          <table:table-cell table:style-name="ce90"/>
          <table:table-cell table:number-columns-repeated="5"/>
        </table:table-row>
        <table:table-row table:style-name="ro1">
          <table:table-cell/>
          <table:table-cell table:style-name="Default"/>
          <table:table-cell table:style-name="ce96" table:number-matrix-columns-spanned="1" table:number-matrix-rows-spanned="1" table:formula="of:=MAX(IF(LEFT(OFFSET(INDIRECT([.$C$42]);0;0;[.$D$45];[.$E$45]);LEN([.$B$3]))=[.$B$3];VALUE(MID(OFFSET(INDIRECT([.$C$42]);0;0;[.$D$45];[.$E$45]);LEN([.$B$3])+1;1024));&quot;&quot;))" office:value-type="float" office:value="17" calcext:value-type="float">
            <text:p>17</text:p>
          </table:table-cell>
          <table:table-cell table:style-name="ce85"/>
          <table:table-cell table:style-name="ce90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85"/>
          <table:table-cell table:style-name="ce90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85"/>
          <table:table-cell table:style-name="ce90"/>
          <table:table-cell table:number-columns-repeated="5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Original.C11:Original.I32">
            <calcext:condition calcext:apply-style-name="cfContainsMax" calcext:value="formula-is([.C11]=[.$B$3]&amp;[.$B$6])" calcext:base-cell-address="Original.C11"/>
            <calcext:condition calcext:apply-style-name="cfPointToMax" calcext:value="formula-is(OR([.C$10]&gt;0;[.$B11]&gt;0))" calcext:base-cell-address="Original.C11"/>
          </calcext:conditional-format>
        </calcext:conditional-formats>
      </table:table>
      <table:table table:name="Enhanced" table:style-name="ta1">
        <table:table-column table:style-name="co2" table:default-cell-style-name="ce99"/>
        <table:table-column table:style-name="co1" table:default-cell-style-name="ce99"/>
        <table:table-column table:style-name="co1" table:number-columns-repeated="19" table:default-cell-style-name="Default"/>
        <table:table-row table:style-name="ro1">
          <table:table-cell/>
          <table:table-cell table:style-name="ce101" office:value-type="string" calcext:value-type="string">
            <text:p>VALUE</text:p>
          </table:table-cell>
          <table:table-cell/>
          <table:table-cell office:value-type="string" calcext:value-type="string">
            <text:p>Here the enlargement of the range was done by inserting Columns and rows inside the primary range.</text:p>
          </table:table-cell>
          <table:table-cell table:number-columns-repeated="17"/>
        </table:table-row>
        <table:table-row table:style-name="ro1">
          <table:table-cell/>
          <table:table-cell table:style-name="ce101" office:value-type="string" calcext:value-type="string">
            <text:p>PREFIX</text:p>
          </table:table-cell>
          <table:table-cell/>
          <table:table-cell office:value-type="string" calcext:value-type="string">
            <text:p>The formula in B6 was adapted by Calc automatically and the range for the conditional format helping find the occurrences was also automatically enlarged.</text:p>
          </table:table-cell>
          <table:table-cell table:number-columns-repeated="13"/>
          <table:table-cell table:style-name="ce128" office:value-type="string" calcext:value-type="string">
            <text:p>TODO </text:p>
          </table:table-cell>
          <table:table-cell table:number-columns-repeated="3"/>
        </table:table-row>
        <table:table-row table:style-name="ro1">
          <table:table-cell/>
          <table:table-cell table:style-name="ce102" office:value-type="string" calcext:value-type="string">
            <text:p>J_w</text:p>
          </table:table-cell>
          <table:table-cell/>
          <table:table-cell office:value-type="string" calcext:value-type="string">
            <text:p>I did not fill in new values except for one.</text:p>
          </table:table-cell>
          <table:table-cell table:number-columns-repeated="13"/>
          <table:table-cell table:style-name="ce129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r the CF working also with the added part of the range the formulae counting occurrences must be filled in the additional cells.</text:p>
          </table:table-cell>
          <table:table-cell table:number-columns-repeated="17"/>
        </table:table-row>
        <table:table-row table:style-name="ro1">
          <table:table-cell table:style-name="ce100" office:value-type="string" calcext:value-type="string">
            <text:p>Max:</text:p>
          </table:table-cell>
          <table:table-cell table:style-name="ce103" table:number-matrix-columns-spanned="1" table:number-matrix-rows-spanned="1" table:formula="of:=MAX(IF(LEFT([.C11:.N1364];LEN([.$B$3]))=[.$B$3];VALUE(MID([.C11:.N1364];LEN([.$B$3])+1;1024));&quot;&quot;))" office:value-type="float" office:value="226" calcext:value-type="float">
            <text:p>226</text:p>
          </table:table-cell>
          <table:table-cell table:number-columns-repeated="15"/>
          <table:table-cell table:style-name="ce123"/>
          <table:table-cell/>
          <table:table-cell table:style-name="ce118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 office:value-type="string" calcext:value-type="string">
            <text:p>Maximale J_w#</text:p>
          </table:table-cell>
          <table:table-cell table:number-columns-repeated="2"/>
          <table:table-cell office:value-type="string" calcext:value-type="string">
            <text:p>WICHTIG: Neue Zeilen einfügen lassen, nicht einfach weiter schreiben, sonst funktioniert das script nicht.</text:p>
          </table:table-cell>
          <table:table-cell table:number-columns-repeated="13"/>
          <table:table-cell table:style-name="ce130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office:value-type="string" calcext:value-type="string">
            <text:p>Computer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99" table:formula="of:=COUNTIF([.C11:.C1364];[.$B$3]&amp;[.$B$6])" office:value-type="float" office:value="0" calcext:value-type="float">
            <text:p>0</text:p>
          </table:table-cell>
          <table:table-cell table:style-name="ce99" table:formula="of:=COUNTIF([.D11:.D1364];[.$B$3]&amp;[.$B$6])" office:value-type="float" office:value="0" calcext:value-type="float">
            <text:p>0</text:p>
          </table:table-cell>
          <table:table-cell table:style-name="ce99" table:formula="of:=COUNTIF([.E11:.E1364];[.$B$3]&amp;[.$B$6])" office:value-type="float" office:value="0" calcext:value-type="float">
            <text:p>0</text:p>
          </table:table-cell>
          <table:table-cell table:style-name="ce99" table:formula="of:=COUNTIF([.F11:.F1364];[.$B$3]&amp;[.$B$6])" office:value-type="float" office:value="0" calcext:value-type="float">
            <text:p>0</text:p>
          </table:table-cell>
          <table:table-cell table:style-name="ce99" table:formula="of:=COUNTIF([.G11:.G1364];[.$B$3]&amp;[.$B$6])" office:value-type="float" office:value="0" calcext:value-type="float">
            <text:p>0</text:p>
          </table:table-cell>
          <table:table-cell table:style-name="ce99" table:formula="of:=COUNTIF([.H11:.H1364];[.$B$3]&amp;[.$B$6])" office:value-type="float" office:value="2" calcext:value-type="float">
            <text:p>2</text:p>
          </table:table-cell>
          <table:table-cell table:style-name="ce99" table:formula="of:=COUNTIF([.I11:.I1364];[.$B$3]&amp;[.$B$6])" office:value-type="float" office:value="0" calcext:value-type="float">
            <text:p>0</text:p>
          </table:table-cell>
          <table:table-cell table:style-name="ce99" table:formula="of:=COUNTIF([.J11:.J1364];[.$B$3]&amp;[.$B$6])" office:value-type="float" office:value="0" calcext:value-type="float">
            <text:p>0</text:p>
          </table:table-cell>
          <table:table-cell table:style-name="ce99" table:formula="of:=COUNTIF([.K11:.K1364];[.$B$3]&amp;[.$B$6])" office:value-type="float" office:value="0" calcext:value-type="float">
            <text:p>0</text:p>
          </table:table-cell>
          <table:table-cell table:style-name="ce99" table:formula="of:=COUNTIF([.L11:.L1364];[.$B$3]&amp;[.$B$6])" office:value-type="float" office:value="0" calcext:value-type="float">
            <text:p>0</text:p>
          </table:table-cell>
          <table:table-cell table:style-name="ce99" table:formula="of:=COUNTIF([.M11:.M1364];[.$B$3]&amp;[.$B$6])" office:value-type="float" office:value="0" calcext:value-type="float">
            <text:p>0</text:p>
          </table:table-cell>
          <table:table-cell table:style-name="ce99" table:formula="of:=COUNTIF([.N11:.N1364];[.$B$3]&amp;[.$B$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COUNTIF([.C11:.N11];[.$B$3]&amp;[.$B$6])" office:value-type="float" office:value="0" calcext:value-type="float">
            <text:p>0</text:p>
          </table:table-cell>
          <table:table-cell/>
          <table:table-cell table:style-name="ce114" office:value-type="string" calcext:value-type="string">
            <text:p>ZITATE</text:p>
          </table:table-cell>
          <table:table-cell table:style-name="ce118" office:value-type="string" calcext:value-type="string">
            <text:p>Speech</text:p>
          </table:table-cell>
          <table:table-cell table:number-columns-repeated="7"/>
          <table:table-cell table:style-name="ce127" table:number-columns-repeated="2"/>
          <table:table-cell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/>
          <table:table-cell table:formula="of:=COUNTIF([.C12:.N12];[.$B$3]&amp;[.$B$6])" office:value-type="float" office:value="0" calcext:value-type="float">
            <text:p>0</text:p>
          </table:table-cell>
          <table:table-cell table:number-columns-repeated="10"/>
          <table:table-cell table:style-name="ce127" table:number-columns-repeated="2"/>
          <table:table-cell table:number-columns-repeated="5"/>
          <table:table-cell table:style-name="ce122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/>
          <table:table-cell table:formula="of:=COUNTIF([.C13:.N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5"/>
          <table:table-cell table:style-name="ce127" table:number-columns-repeated="2"/>
          <table:table-cell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/>
          <table:table-cell table:formula="of:=COUNTIF([.C14:.N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5"/>
          <table:table-cell table:style-name="ce127" table:number-columns-repeated="2"/>
          <table:table-cell table:number-columns-repeated="7"/>
        </table:table-row>
        <table:table-row table:style-name="ro1">
          <table:table-cell/>
          <table:table-cell table:formula="of:=COUNTIF([.C15:.N15];[.$B$3]&amp;[.$B$6])" office:value-type="float" office:value="0" calcext:value-type="float">
            <text:p>0</text:p>
          </table:table-cell>
          <table:table-cell table:number-columns-repeated="10"/>
          <table:table-cell table:style-name="ce127" table:number-columns-repeated="2"/>
          <table:table-cell table:number-columns-repeated="5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/>
          <table:table-cell table:formula="of:=COUNTIF([.C16:.N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4"/>
          <table:table-cell table:style-name="ce127" table:number-columns-repeated="2"/>
          <table:table-cell table:number-columns-repeated="7"/>
        </table:table-row>
        <table:table-row table:style-name="ro1">
          <table:table-cell/>
          <table:table-cell table:formula="of:=COUNTIF([.C17:.N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4"/>
          <table:table-cell table:style-name="ce127" table:number-columns-repeated="2"/>
          <table:table-cell table:number-columns-repeated="7"/>
        </table:table-row>
        <table:table-row table:style-name="ro2">
          <table:table-cell/>
          <table:table-cell table:formula="of:=COUNTIF([.C18:.N18];[.$B$3]&amp;[.$B$6])" office:value-type="float" office:value="0" calcext:value-type="float">
            <text:p>0</text:p>
          </table:table-cell>
          <table:table-cell table:number-columns-repeated="10"/>
          <table:table-cell table:style-name="ce127" table:number-columns-repeated="2"/>
          <table:table-cell table:number-columns-repeated="3"/>
          <table:table-cell office:value-type="string" calcext:value-type="string">
            <text:p>Formats <text:span text:style-name="T1">Gammar</text:span> for simon paste :-D</text:p>
          </table:table-cell>
          <table:table-cell table:number-columns-repeated="3"/>
        </table:table-row>
        <table:table-row table:style-name="ro1">
          <table:table-cell/>
          <table:table-cell table:formula="of:=COUNTIF([.C19:.N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4"/>
          <table:table-cell table:style-name="ce127" table:number-columns-repeated="2"/>
          <table:table-cell table:number-columns-repeated="7"/>
        </table:table-row>
        <table:table-row table:style-name="ro1">
          <table:table-cell/>
          <table:table-cell table:formula="of:=COUNTIF([.C20:.N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4"/>
          <table:table-cell table:style-name="ce127" table:number-columns-repeated="2"/>
          <table:table-cell table:number-columns-repeated="3"/>
          <table:table-cell office:value-type="string" calcext:value-type="string">
            <text:p>cat gr | sed -e '/^Simon/ d' | sed -e 's/^[ \t]*//' -e 's/[ \t]*$//' <text:s/>| sed 's/\t/ /g' &gt; gr2 &amp;&amp; mv gr2 gr</text:p>
          </table:table-cell>
          <table:table-cell table:number-columns-repeated="3"/>
        </table:table-row>
        <table:table-row table:style-name="ro1">
          <table:table-cell/>
          <table:table-cell table:formula="of:=COUNTIF([.C21:.N21];[.$B$3]&amp;[.$B$6])" office:value-type="float" office:value="0" calcext:value-type="float">
            <text:p>0</text:p>
          </table:table-cell>
          <table:table-cell table:number-columns-repeated="10"/>
          <table:table-cell table:style-name="ce127" table:number-columns-repeated="2"/>
          <table:table-cell table:number-columns-repeated="7"/>
        </table:table-row>
        <table:table-row table:style-name="ro1">
          <table:table-cell/>
          <table:table-cell table:formula="of:=COUNTIF([.C22:.N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27" table:number-columns-repeated="2"/>
          <table:table-cell table:number-columns-repeated="7"/>
        </table:table-row>
        <table:table-row table:style-name="ro1">
          <table:table-cell/>
          <table:table-cell table:formula="of:=COUNTIF([.C23:.N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27" table:number-columns-repeated="2"/>
          <table:table-cell table:number-columns-repeated="7"/>
        </table:table-row>
        <table:table-row table:style-name="ro2">
          <table:table-cell/>
          <table:table-cell table:formula="of:=COUNTIF([.C24:.N24];[.$B$3]&amp;[.$B$6])" office:value-type="float" office:value="0" calcext:value-type="float">
            <text:p>0</text:p>
          </table:table-cell>
          <table:table-cell table:number-columns-repeated="10"/>
          <table:table-cell table:style-name="ce127" table:number-columns-repeated="2"/>
          <table:table-cell table:number-columns-repeated="3"/>
          <table:table-cell office:value-type="string" calcext:value-type="string">
            <text:p>Formats <text:span text:style-name="T1">Commands</text:span> for Simeon paste</text:p>
          </table:table-cell>
          <table:table-cell table:number-columns-repeated="3"/>
        </table:table-row>
        <table:table-row table:style-name="ro1">
          <table:table-cell/>
          <table:table-cell table:formula="of:=COUNTIF([.C25:.N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27" table:number-columns-repeated="2"/>
          <table:table-cell table:number-columns-repeated="7"/>
        </table:table-row>
        <table:table-row table:style-name="ro1">
          <table:table-cell/>
          <table:table-cell table:formula="of:=COUNTIF([.C26:.N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27" table:number-columns-repeated="2"/>
          <table:table-cell table:number-columns-repeated="3"/>
          <table:table-cell office:value-type="string" calcext:value-type="string">
            <text:p>cat co | sed -e '/^J_/ d' | sed -e 's/^[ \t]*//' -e 's/[ \t]*$//' <text:s/>| sed 's/\t/ /g' &gt; co2 &amp;&amp; mv co2 co</text:p>
          </table:table-cell>
          <table:table-cell table:number-columns-repeated="3"/>
        </table:table-row>
        <table:table-row table:style-name="ro1">
          <table:table-cell/>
          <table:table-cell table:formula="of:=COUNTIF([.C27:.N27];[.$B$3]&amp;[.$B$6])" office:value-type="float" office:value="0" calcext:value-type="float">
            <text:p>0</text:p>
          </table:table-cell>
          <table:table-cell table:number-columns-repeated="10"/>
          <table:table-cell table:style-name="ce127" table:number-columns-repeated="2"/>
          <table:table-cell table:number-columns-repeated="7"/>
        </table:table-row>
        <table:table-row table:style-name="ro1">
          <table:table-cell/>
          <table:table-cell table:formula="of:=COUNTIF([.C28:.N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27" table:number-columns-repeated="2"/>
          <table:table-cell table:number-columns-repeated="7"/>
        </table:table-row>
        <table:table-row table:style-name="ro1">
          <table:table-cell/>
          <table:table-cell table:formula="of:=COUNTIF([.C29:.N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27" table:number-columns-repeated="2"/>
          <table:table-cell table:number-columns-repeated="7"/>
        </table:table-row>
        <table:table-row table:style-name="ro1">
          <table:table-cell/>
          <table:table-cell table:formula="of:=COUNTIF([.C30:.N30];[.$B$3]&amp;[.$B$6])" office:value-type="float" office:value="0" calcext:value-type="float">
            <text:p>0</text:p>
          </table:table-cell>
          <table:table-cell table:number-columns-repeated="10"/>
          <table:table-cell table:style-name="ce127" table:number-columns-repeated="2"/>
          <table:table-cell table:number-columns-repeated="7"/>
        </table:table-row>
        <table:table-row table:style-name="ro1">
          <table:table-cell/>
          <table:table-cell table:formula="of:=COUNTIF([.C31:.N31];[.$B$3]&amp;[.$B$6])" office:value-type="float" office:value="0" calcext:value-type="float">
            <text:p>0</text:p>
          </table:table-cell>
          <table:table-cell table:number-columns-repeated="10"/>
          <table:table-cell table:style-name="ce127" table:number-columns-repeated="2"/>
          <table:table-cell table:number-columns-repeated="7"/>
        </table:table-row>
        <table:table-row table:style-name="ro1">
          <table:table-cell/>
          <table:table-cell table:formula="of:=COUNTIF([.C32:.N32];[.$B$3]&amp;[.$B$6])" office:value-type="float" office:value="0" calcext:value-type="float">
            <text:p>0</text:p>
          </table:table-cell>
          <table:table-cell table:number-columns-repeated="10"/>
          <table:table-cell table:style-name="ce127" table:number-columns-repeated="2"/>
          <table:table-cell table:number-columns-repeated="7"/>
        </table:table-row>
        <table:table-row table:style-name="ro1">
          <table:table-cell/>
          <table:table-cell table:formula="of:=COUNTIF([.C33:.N33];[.$B$3]&amp;[.$B$6])" office:value-type="float" office:value="0" calcext:value-type="float">
            <text:p>0</text:p>
          </table:table-cell>
          <table:table-cell table:number-columns-repeated="10"/>
          <table:table-cell table:style-name="ce127" table:number-columns-repeated="2"/>
          <table:table-cell table:number-columns-repeated="7"/>
        </table:table-row>
        <table:table-row table:style-name="ro1">
          <table:table-cell/>
          <table:table-cell table:formula="of:=COUNTIF([.C34:.N34];[.$B$3]&amp;[.$B$6])" office:value-type="float" office:value="0" calcext:value-type="float">
            <text:p>0</text:p>
          </table:table-cell>
          <table:table-cell table:number-columns-repeated="10"/>
          <table:table-cell table:style-name="ce127" table:number-columns-repeated="2"/>
          <table:table-cell table:number-columns-repeated="7"/>
        </table:table-row>
        <table:table-row table:style-name="ro1">
          <table:table-cell/>
          <table:table-cell table:formula="of:=COUNTIF([.C35:.N35];[.$B$3]&amp;[.$B$6])" office:value-type="float" office:value="0" calcext:value-type="float">
            <text:p>0</text:p>
          </table:table-cell>
          <table:table-cell table:number-columns-repeated="10"/>
          <table:table-cell table:style-name="ce127" table:number-columns-repeated="2"/>
          <table:table-cell table:number-columns-repeated="7"/>
        </table:table-row>
        <table:table-row table:style-name="ro1">
          <table:table-cell/>
          <table:table-cell table:formula="of:=COUNTIF([.C36:.N36];[.$B$3]&amp;[.$B$6])" office:value-type="float" office:value="0" calcext:value-type="float">
            <text:p>0</text:p>
          </table:table-cell>
          <table:table-cell table:number-columns-repeated="10"/>
          <table:table-cell table:style-name="ce127" table:number-columns-repeated="2"/>
          <table:table-cell table:number-columns-repeated="7"/>
        </table:table-row>
        <table:table-row table:style-name="ro1">
          <table:table-cell/>
          <table:table-cell table:formula="of:=COUNTIF([.C37:.N37];[.$B$3]&amp;[.$B$6])" office:value-type="float" office:value="0" calcext:value-type="float">
            <text:p>0</text:p>
          </table:table-cell>
          <table:table-cell table:number-columns-repeated="10"/>
          <table:table-cell table:style-name="ce127" table:number-columns-repeated="2"/>
          <table:table-cell table:number-columns-repeated="7"/>
        </table:table-row>
        <table:table-row table:style-name="ro1">
          <table:table-cell/>
          <table:table-cell table:formula="of:=COUNTIF([.C38:.N38];[.$B$3]&amp;[.$B$6])" office:value-type="float" office:value="0" calcext:value-type="float">
            <text:p>0</text:p>
          </table:table-cell>
          <table:table-cell/>
          <table:table-cell table:style-name="ce114" office:value-type="string" calcext:value-type="string">
            <text:p>INTERNETSUCHE Suchmaschine</text:p>
          </table:table-cell>
          <table:table-cell table:style-name="ce114" table:number-columns-repeated="2"/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4"/>
          <table:table-cell table:style-name="ce127" table:number-columns-repeated="2"/>
          <table:table-cell table:number-columns-repeated="7"/>
        </table:table-row>
        <table:table-row table:style-name="ro1">
          <table:table-cell/>
          <table:table-cell table:formula="of:=COUNTIF([.C39:.N39];[.$B$3]&amp;[.$B$6])" office:value-type="float" office:value="0" calcext:value-type="float">
            <text:p>0</text:p>
          </table:table-cell>
          <table:table-cell table:number-columns-repeated="10"/>
          <table:table-cell table:style-name="ce127" table:number-columns-repeated="2"/>
          <table:table-cell table:number-columns-repeated="7"/>
        </table:table-row>
        <table:table-row table:style-name="ro1">
          <table:table-cell/>
          <table:table-cell table:formula="of:=COUNTIF([.C40:.N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5"/>
          <table:table-cell table:style-name="ce127" table:number-columns-repeated="2"/>
          <table:table-cell table:number-columns-repeated="7"/>
        </table:table-row>
        <table:table-row table:style-name="ro1">
          <table:table-cell/>
          <table:table-cell table:formula="of:=COUNTIF([.C41:.N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5"/>
          <table:table-cell table:style-name="ce127" table:number-columns-repeated="2"/>
          <table:table-cell table:number-columns-repeated="7"/>
        </table:table-row>
        <table:table-row table:style-name="ro1">
          <table:table-cell/>
          <table:table-cell table:formula="of:=COUNTIF([.C42:.N42];[.$B$3]&amp;[.$B$6])" office:value-type="float" office:value="0" calcext:value-type="float">
            <text:p>0</text:p>
          </table:table-cell>
          <table:table-cell table:number-columns-repeated="10"/>
          <table:table-cell table:style-name="ce127" table:number-columns-repeated="2"/>
          <table:table-cell table:number-columns-repeated="7"/>
        </table:table-row>
        <table:table-row table:style-name="ro1">
          <table:table-cell/>
          <table:table-cell table:formula="of:=COUNTIF([.C43:.N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27" table:number-columns-repeated="2"/>
          <table:table-cell table:number-columns-repeated="7"/>
        </table:table-row>
        <table:table-row table:style-name="ro1">
          <table:table-cell/>
          <table:table-cell table:formula="of:=COUNTIF([.C44:.N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27" table:number-columns-repeated="2"/>
          <table:table-cell table:number-columns-repeated="7"/>
        </table:table-row>
        <table:table-row table:style-name="ro1">
          <table:table-cell/>
          <table:table-cell table:formula="of:=COUNTIF([.C45:.N45];[.$B$3]&amp;[.$B$6])" office:value-type="float" office:value="0" calcext:value-type="float">
            <text:p>0</text:p>
          </table:table-cell>
          <table:table-cell table:number-columns-repeated="10"/>
          <table:table-cell table:style-name="ce127" table:number-columns-repeated="2"/>
          <table:table-cell table:number-columns-repeated="7"/>
        </table:table-row>
        <table:table-row table:style-name="ro1">
          <table:table-cell/>
          <table:table-cell table:formula="of:=COUNTIF([.C46:.N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27" table:number-columns-repeated="2"/>
          <table:table-cell table:number-columns-repeated="7"/>
        </table:table-row>
        <table:table-row table:style-name="ro1">
          <table:table-cell/>
          <table:table-cell table:formula="of:=COUNTIF([.C47:.N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27" table:number-columns-repeated="2"/>
          <table:table-cell table:number-columns-repeated="7"/>
        </table:table-row>
        <table:table-row table:style-name="ro1">
          <table:table-cell/>
          <table:table-cell table:formula="of:=COUNTIF([.C48:.N4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9:.N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0:.N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1:.N5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2:.N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3:.N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4:.N5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5:.N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6:.N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7:.N5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8:.N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/>
          <table:table-cell table:style-name="ce121" office:value-type="string" calcext:value-type="string">
            <text:p>TODO</text:p>
          </table:table-cell>
          <table:table-cell table:style-name="ce122" office:value-type="string" calcext:value-type="string">
            <text:p><text:s/>Wort fehlt</text:p>
          </table:table-cell>
          <table:table-cell table:number-columns-repeated="2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9:.N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/>
          <table:table-cell table:style-name="ce121" office:value-type="string" calcext:value-type="string">
            <text:p>TODO</text:p>
          </table:table-cell>
          <table:table-cell table:style-name="ce122" office:value-type="string" calcext:value-type="string">
            <text:p><text:s/>Wort fehlt</text:p>
          </table:table-cell>
          <table:table-cell table:number-columns-repeated="2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0:.N6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1:.N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2:.N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3:.N6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4:.N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5:.N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6:.N6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7:.N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8:.N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9:.N6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0:.N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1:.N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2:.N7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3:.N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4:.N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5:.N7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6:.N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7:.N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8:.N7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9:.N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0:.N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1:.N8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2:.N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3:.N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4:.N8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5:.N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6:.N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7:.N8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8:.N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9:.N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0:.N9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1:.N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2:.N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3:.N9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4:.N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5:.N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6:.N9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7:.N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/>
          <table:table-cell table:style-name="ce121" office:value-type="string" calcext:value-type="string">
            <text:p>TODO</text:p>
          </table:table-cell>
          <table:table-cell table:style-name="ce122" office:value-type="string" calcext:value-type="string">
            <text:p><text:s/>Wort fehlt</text:p>
          </table:table-cell>
          <table:table-cell table:number-columns-repeated="2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8:.N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/>
          <table:table-cell table:style-name="ce121" office:value-type="string" calcext:value-type="string">
            <text:p>TODO</text:p>
          </table:table-cell>
          <table:table-cell table:style-name="ce122" office:value-type="string" calcext:value-type="string">
            <text:p><text:s/>Wort fehlt</text:p>
          </table:table-cell>
          <table:table-cell table:number-columns-repeated="2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9:.N9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0:.N1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/>
          <table:table-cell table:style-name="ce121" office:value-type="string" calcext:value-type="string">
            <text:p>TODO</text:p>
          </table:table-cell>
          <table:table-cell table:style-name="ce122" office:value-type="string" calcext:value-type="string">
            <text:p><text:s/>Wort fehlt</text:p>
          </table:table-cell>
          <table:table-cell table:number-columns-repeated="2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1:.N1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/>
          <table:table-cell table:style-name="ce121" office:value-type="string" calcext:value-type="string">
            <text:p>TODO</text:p>
          </table:table-cell>
          <table:table-cell table:style-name="ce122" office:value-type="string" calcext:value-type="string">
            <text:p><text:s/>Wort fehlt</text:p>
          </table:table-cell>
          <table:table-cell table:number-columns-repeated="2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2:.N10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3:.N1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/>
          <table:table-cell table:style-name="ce121" office:value-type="string" calcext:value-type="string">
            <text:p>TODO</text:p>
          </table:table-cell>
          <table:table-cell table:style-name="ce122" office:value-type="string" calcext:value-type="string">
            <text:p><text:s/>Wort fehlt</text:p>
          </table:table-cell>
          <table:table-cell table:number-columns-repeated="2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4:.N1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/>
          <table:table-cell table:style-name="ce121" office:value-type="string" calcext:value-type="string">
            <text:p>TODO</text:p>
          </table:table-cell>
          <table:table-cell table:style-name="ce122" office:value-type="string" calcext:value-type="string">
            <text:p><text:s/>Wort fehlt</text:p>
          </table:table-cell>
          <table:table-cell table:number-columns-repeated="2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5:.N10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6:.N1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1</text:p>
          </table:table-cell>
          <table:table-cell office:value-type="string" calcext:value-type="string">
            <text:p>J_w40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7:.N1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</text:p>
          </table:table-cell>
          <table:table-cell office:value-type="string" calcext:value-type="string">
            <text:p>Datenbank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8:.N10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9:.N1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0:.N1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1:.N11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2:.N1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/>
          <table:table-cell table:style-name="ce121" office:value-type="string" calcext:value-type="string">
            <text:p>TODO</text:p>
          </table:table-cell>
          <table:table-cell table:style-name="ce122" office:value-type="string" calcext:value-type="string">
            <text:p><text:s/>Wort fehlt</text:p>
          </table:table-cell>
          <table:table-cell table:number-columns-repeated="2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3:.N1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/>
          <table:table-cell table:style-name="ce121" office:value-type="string" calcext:value-type="string">
            <text:p>TODO</text:p>
          </table:table-cell>
          <table:table-cell table:style-name="ce122" office:value-type="string" calcext:value-type="string">
            <text:p><text:s/>Wort fehlt</text:p>
          </table:table-cell>
          <table:table-cell table:number-columns-repeated="2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4:.N11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5:.N1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6:.N1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7:.N11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8:.N1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9:.N1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0:.N12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1:.N12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2:.N12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3:.N123];[.$B$3]&amp;[.$B$6])" office:value-type="float" office:value="0" calcext:value-type="float">
            <text:p>0</text:p>
          </table:table-cell>
          <table:table-cell table:style-name="ce114" office:value-type="string" calcext:value-type="string">
            <text:p>Webpages</text:p>
          </table:table-cell>
          <table:table-cell table:number-columns-repeated="9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4:.N12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5:.N12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6:.N1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8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7:.N1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outube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8:.N12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9:.N1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9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0:.N1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oogle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1:.N13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2:.N1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3:.N1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tistiken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4:.N13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5:.N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1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6:.N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7:.N13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8:.N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9:.N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kipedia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40:.N14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41:.N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42:.N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mazon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43:.N14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44:.N1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45:.N1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tager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46:.N14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47:.N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48:.N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ng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49:.N14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50:.N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1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 table:formula="of:=[.B6]" office:value-type="float" office:value="226" calcext:value-type="float">
            <text:p>226</text:p>
          </table:table-cell>
          <table:table-cell table:formula="of:=COUNTIF([.C151:.N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ahoo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52:.N15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53:.N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7</text:p>
          </table:table-cell>
          <table:table-cell table:style-name="ce121" office:value-type="string" calcext:value-type="string">
            <text:p>TODO</text:p>
          </table:table-cell>
          <table:table-cell table:style-name="ce122" office:value-type="string" calcext:value-type="string">
            <text:p><text:s/>Wort fehlt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54:.N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thub</text:p>
          </table:table-cell>
          <table:table-cell table:style-name="ce121" office:value-type="string" calcext:value-type="string">
            <text:p>TODO</text:p>
          </table:table-cell>
          <table:table-cell table:style-name="ce122" office:value-type="string" calcext:value-type="string">
            <text:p><text:s/>Wort fehlt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55:.N15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56:.N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8</text:p>
          </table:table-cell>
          <table:table-cell table:style-name="ce121" office:value-type="string" calcext:value-type="string">
            <text:p>TODO</text:p>
          </table:table-cell>
          <table:table-cell table:style-name="ce122" office:value-type="string" calcext:value-type="string">
            <text:p><text:s/>Wort fehlt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57:.N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ourceforge</text:p>
          </table:table-cell>
          <table:table-cell table:style-name="ce121" office:value-type="string" calcext:value-type="string">
            <text:p>TODO</text:p>
          </table:table-cell>
          <table:table-cell table:style-name="ce122" office:value-type="string" calcext:value-type="string">
            <text:p><text:s/>Wort fehlt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58:.N15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59:.N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60:.N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efkoch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61:.N16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62:.N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0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63:.N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64:.N16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65:.N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66:.N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67:.N16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68:.N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3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69:.N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70:.N17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71:.N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1</text:p>
          </table:table-cell>
          <table:table-cell office:value-type="string" calcext:value-type="string">
            <text:p>J_w132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72:.N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nline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73:.N17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74:.N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5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75:.N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zepte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 table:style-name="Default"/>
          <table:table-cell table:formula="of:=COUNTIF([.C176:.N176];[.$B$3]&amp;[.$B$6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formula="of:=COUNTIF([.C177:.N17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78:.N178];[.$B$3]&amp;[.$B$6])" office:value-type="float" office:value="0" calcext:value-type="float">
            <text:p>0</text:p>
          </table:table-cell>
          <table:table-cell table:number-columns-repeated="4"/>
          <table:table-cell table:style-name="ce123" table:number-columns-repeated="3"/>
          <table:table-cell table:number-columns-repeated="3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79:.N179];[.$B$3]&amp;[.$B$6])" office:value-type="float" office:value="0" calcext:value-type="float">
            <text:p>0</text:p>
          </table:table-cell>
          <table:table-cell/>
          <table:table-cell table:style-name="ce114" office:value-type="string" calcext:value-type="string">
            <text:p>WETTER</text:p>
          </table:table-cell>
          <table:table-cell table:style-name="ce118" office:value-type="string" calcext:value-type="string">
            <text:p>Speech</text:p>
          </table:table-cell>
          <table:table-cell/>
          <table:table-cell table:style-name="ce124"/>
          <table:table-cell table:style-name="ce123" table:number-columns-repeated="2"/>
          <table:table-cell table:number-columns-repeated="3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80:.N18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81:.N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82:.N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83:.N18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84:.N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85:.N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86:.N18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87:.N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88:.N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89:.N18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90:.N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91:.N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92:.N19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93:.N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94:.N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95:.N19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96:.N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97:.N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98:.N19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99:.N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00:.N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01:.N20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02:.N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03:.N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verhältnisse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04:.N20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05:.N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06:.N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07:.N20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08:.N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09:.N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10:.N21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11:.N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12:.N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13:.N21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14:.N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15:.N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16:.N21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17:.N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18:.N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19:.N21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20:.N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3"/>
          <table:table-cell table:style-name="ce11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221:.N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3"/>
          <table:table-cell table:style-name="ce116" table:number-columns-repeated="2"/>
          <table:table-cell table:number-columns-repeated="7"/>
        </table:table-row>
        <table:table-row table:style-name="ro1">
          <table:table-cell table:formula="of:=[.B6]" office:value-type="float" office:value="226" calcext:value-type="float">
            <text:p>226</text:p>
          </table:table-cell>
          <table:table-cell table:formula="of:=COUNTIF([.C222:.N22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23:.N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3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24:.N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3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25:.N22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26:.N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3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27:.N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3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28:.N22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29:.N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30:.N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31:.N23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32:.N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33:.N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34:.N23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35:.N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36:.N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37:.N23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38:.N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39:.N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40:.N24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41:.N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42:.N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ondphase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43:.N24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44:.N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45:.N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stärke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46:.N24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47:.N24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48:.N24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49:.N249];[.$B$3]&amp;[.$B$6])" office:value-type="float" office:value="0" calcext:value-type="float">
            <text:p>0</text:p>
          </table:table-cell>
          <table:table-cell/>
          <table:table-cell table:style-name="ce114" office:value-type="string" calcext:value-type="string">
            <text:p>FENSTER_DIREKTWAHL</text:p>
          </table:table-cell>
          <table:table-cell table:style-name="ce114"/>
          <table:table-cell table:style-name="ce118" office:value-type="string" calcext:value-type="string">
            <text:p>Speech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50:.N25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51:.N2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52:.N2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53:.N25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54:.N2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55:.N2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56:.N25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57:.N2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58:.N2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59:.N25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60:.N2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61:.N2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62:.N26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63:.N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64:.N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65:.N26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66:.N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67:.N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68:.N26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69:.N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70:.N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71:.N27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72:.N2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73:.N2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74:.N27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75:.N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76:.N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77:.N27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78:.N2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79:.N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80:.N28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81:.N2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82:.N2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83:.N28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84:.N2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85:.N2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86:.N28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87:.N287];[.$B$3]&amp;[.$B$6])" office:value-type="float" office:value="0" calcext:value-type="float">
            <text:p>0</text:p>
          </table:table-cell>
          <table:table-cell/>
          <table:table-cell table:style-name="ce114" office:value-type="string" calcext:value-type="string">
            <text:p>PROGRAMMSTARTER</text:p>
          </table:table-cell>
          <table:table-cell table:style-name="ce114"/>
          <table:table-cell table:style-name="ce118" office:value-type="string" calcext:value-type="string">
            <text:p>Speech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88:.N28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89:.N2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90:.N2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91:.N29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92:.N2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93:.N2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94:.N29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95:.N2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96:.N2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97:.N29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98:.N2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99:.N2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00:.N30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01:.N3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02:.N3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03:.N30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04:.N3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05:.N3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06:.N30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07:.N3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08:.N3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09:.N30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10:.N3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11:.N3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12:.N31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13:.N3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14:.N3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15:.N31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16:.N3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17:.N3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18:.N31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19:.N3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20:.N3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21:.N32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22:.N3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23:.N3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24:.N32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25:.N3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26:.N3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27:.N32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28:.N3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29:.N3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30:.N33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31:.N3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32:.N3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33:.N33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34:.N3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35:.N3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36:.N33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37:.N3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38:.N3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39:.N33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40:.N3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41:.N3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42:.N34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43:.N3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44:.N3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45:.N34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46:.N3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47:.N3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48:.N34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49:.N3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50:.N3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refox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351:.N35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 table:formula="of:=[.B6]" office:value-type="float" office:value="226" calcext:value-type="float">
            <text:p>226</text:p>
          </table:table-cell>
          <table:table-cell table:formula="of:=COUNTIF([.C352:.N3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53:.N3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54:.N35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55:.N3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56:.N3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ypaint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57:.N35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58:.N3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59:.N3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mp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60:.N36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61:.N3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62:.N3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onsole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63:.N36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64:.N3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65:.N3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66:.N36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67:.N3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68:.N3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am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69:.N36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70:.N3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71:.N3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breoffice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72:.N37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73:.N3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74:.N3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ementine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75:.N37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76:.N3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8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77:.N3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romium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78:.N37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79:.N3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0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80:.N3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clipse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81:.N38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82:.N3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83:.N3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84:.N38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85:.N3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86:.N3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87:.N38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88:.N3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1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89:.N3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ate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90:.N39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91:.N3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92:.N3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93:.N39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94:.N3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95:.N3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96:.N39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97:.N39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98:.N398];[.$B$3]&amp;[.$B$6])" office:value-type="float" office:value="0" calcext:value-type="float">
            <text:p>0</text:p>
          </table:table-cell>
          <table:table-cell/>
          <table:table-cell table:style-name="ce114" office:value-type="string" calcext:value-type="string">
            <text:p>FENSTERSTEUERUNG</text:p>
          </table:table-cell>
          <table:table-cell table:style-name="ce114"/>
          <table:table-cell/>
          <table:table-cell table:style-name="ce125" office:value-type="string" calcext:value-type="string">
            <text:p>SCRIPTS SCHREIBEN für Sprachoutput!!!!!</text:p>
          </table:table-cell>
          <table:table-cell table:style-name="ce126"/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99:.N39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00:.N4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01:.N4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02:.N40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03:.N4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117" office:value-type="string" calcext:value-type="string">
            <text:p>J_w77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04:.N4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05:.N40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06:.N4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07:.N4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bbruch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08:.N40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09:.N4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10:.N4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11:.N41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12:.N4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13:.N4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14:.N41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15:.N4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7" office:value-type="string" calcext:value-type="string">
            <text:p>J_w81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16:.N4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17:.N41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18:.N4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19:.N4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20:.N42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21:.N4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22:.N4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23:.N42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24:.N4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25:.N4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26:.N42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27:.N4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28:.N4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29:.N42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30:.N4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117" office:value-type="string" calcext:value-type="string">
            <text:p>J_w81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31:.N4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32:.N43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33:.N4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34:.N4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35:.N43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36:.N4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37:.N4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38:.N43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39:.N4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40:.N4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41:.N44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42:.N4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43:.N4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44:.N44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45:.N4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117" office:value-type="string" calcext:value-type="string">
            <text:p>J_w77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46:.N4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47:.N44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48:.N4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49:.N4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50:.N45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51:.N4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52:.N4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53:.N45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54:.N4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55:.N4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56:.N45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57:.N4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58:.N4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59:.N459];[.$B$3]&amp;[.$B$6])" office:value-type="float" office:value="0" calcext:value-type="float">
            <text:p>0</text:p>
          </table:table-cell>
          <table:table-cell table:number-columns-repeated="6"/>
          <table:table-cell table:style-name="ce123"/>
          <table:table-cell table:number-columns-repeated="3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60:.N46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61:.N461];[.$B$3]&amp;[.$B$6])" office:value-type="float" office:value="0" calcext:value-type="float">
            <text:p>0</text:p>
          </table:table-cell>
          <table:table-cell/>
          <table:table-cell table:style-name="ce114" office:value-type="string" calcext:value-type="string">
            <text:p>PCSTEUERUNG</text:p>
          </table:table-cell>
          <table:table-cell table:style-name="ce114"/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462:.N46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 table:formula="of:=[.B6]" office:value-type="float" office:value="226" calcext:value-type="float">
            <text:p>226</text:p>
          </table:table-cell>
          <table:table-cell table:formula="of:=COUNTIF([.C463:.N4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64:.N4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65:.N46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66:.N4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67:.N4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68:.N46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69:.N4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70:.N4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71:.N47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72:.N4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73:.N4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74:.N47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75:.N4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76:.N4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77:.N47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78:.N4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2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79:.N4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erunterfahren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80:.N48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81:.N4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82:.N4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83:.N48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84:.N4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85:.N4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86:.N48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87:.N4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88:.N4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89:.N48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90:.N49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91:.N491];[.$B$3]&amp;[.$B$6])" office:value-type="float" office:value="0" calcext:value-type="float">
            <text:p>0</text:p>
          </table:table-cell>
          <table:table-cell/>
          <table:table-cell table:style-name="ce114" office:value-type="string" calcext:value-type="string">
            <text:p>SPRACHERKENNUNG</text:p>
          </table:table-cell>
          <table:table-cell table:style-name="ce114"/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92:.N49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93:.N4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94:.N4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95:.N49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96:.N4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100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97:.N4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98:.N49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99:.N4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00:.N5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121" office:value-type="string" calcext:value-type="string">
            <text:p>TODO</text:p>
          </table:table-cell>
          <table:table-cell table:style-name="ce122" office:value-type="string" calcext:value-type="string">
            <text:p><text:s/>Wort fehlt</text:p>
          </table:table-cell>
          <table:table-cell table:number-columns-repeated="3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01:.N50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02:.N5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0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1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03:.N5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f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04:.N50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05:.N5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2</text:p>
          </table:table-cell>
          <table:table-cell office:value-type="string" calcext:value-type="string">
            <text:p>J_w143</text:p>
          </table:table-cell>
          <table:table-cell office:value-type="string" calcext:value-type="string">
            <text:p>J_w100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06:.N5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pause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07:.N50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08:.N50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09:.N509];[.$B$3]&amp;[.$B$6])" office:value-type="float" office:value="0" calcext:value-type="float">
            <text:p>0</text:p>
          </table:table-cell>
          <table:table-cell/>
          <table:table-cell table:style-name="ce114" office:value-type="string" calcext:value-type="string">
            <text:p>JUKEBOX</text:p>
          </table:table-cell>
          <table:table-cell table:number-columns-repeated="8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10:.N51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11:.N5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12:.N5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13:.N51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14:.N5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15:.N5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16:.N51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17:.N5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18:.N5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19:.N51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20:.N5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21:.N5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22:.N52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23:.N5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24:.N5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25:.N52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26:.N5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27:.N5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28:.N52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29:.N5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21" office:value-type="string" calcext:value-type="string">
            <text:p>TODO</text:p>
          </table:table-cell>
          <table:table-cell table:style-name="ce122" office:value-type="string" calcext:value-type="string">
            <text:p><text:s/>Wort fehlt</text:p>
          </table:table-cell>
          <table:table-cell table:number-columns-repeated="2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30:.N5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31:.N53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32:.N5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33:.N5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34:.N53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35:.N5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36:.N5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37:.N53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38:.N5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39:.N5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40:.N54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41:.N5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42:.N5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43:.N54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44:.N5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45:.N5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46:.N54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47:.N5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48:.N5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49:.N54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50:.N5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51:.N5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52:.N55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53:.N5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54:.N5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55:.N55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56:.N5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57:.N5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58:.N55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59:.N5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0</text:p>
          </table:table-cell>
          <table:table-cell/>
          <table:table-cell table:style-name="ce121" office:value-type="string" calcext:value-type="string">
            <text:p>TODO</text:p>
          </table:table-cell>
          <table:table-cell table:style-name="ce122" office:value-type="string" calcext:value-type="string">
            <text:p><text:s/>Wort fehlt</text:p>
          </table:table-cell>
          <table:table-cell table:number-columns-repeated="3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60:.N5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61:.N56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62:.N5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63:.N5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64:.N56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65:.N5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66:.N5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67:.N56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68:.N5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69:.N5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70:.N57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71:.N5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72:.N5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73:.N57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74:.N5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75:.N5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76:.N57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77:.N5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78:.N5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79:.N57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80:.N5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81:.N5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82:.N58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83:.N5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84:.N5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85:.N58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86:.N5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/>
          <table:table-cell table:style-name="ce121" office:value-type="string" calcext:value-type="string">
            <text:p>TODO</text:p>
          </table:table-cell>
          <table:table-cell table:style-name="ce122" office:value-type="string" calcext:value-type="string">
            <text:p><text:s/>Wort fehlt</text:p>
          </table:table-cell>
          <table:table-cell table:number-columns-repeated="3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87:.N5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88:.N58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89:.N5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90:.N5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91:.N59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92:.N5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93:.N5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94:.N59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95:.N5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96:.N5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97:.N59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98:.N5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599:.N5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00:.N60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01:.N6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02:.N6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03:.N60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04:.N6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05:.N6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06:.N60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07:.N6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08:.N6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09:.N60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10:.N6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11:.N6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12:.N61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13:.N6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21" office:value-type="string" calcext:value-type="string">
            <text:p>TODO</text:p>
          </table:table-cell>
          <table:table-cell table:style-name="ce122" office:value-type="string" calcext:value-type="string">
            <text:p><text:s/>Wort fehlt</text:p>
          </table:table-cell>
          <table:table-cell table:number-columns-repeated="3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14:.N6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15:.N61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16:.N6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17:.N6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18:.N61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19:.N6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20:.N6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21:.N62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22:.N6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23:.N6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24:.N62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25:.N6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26:.N6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27:.N62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28:.N6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29:.N6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30:.N63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31:.N6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32:.N6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33:.N63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34:.N6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72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35:.N6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zufällig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36:.N63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37:.N6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38:.N6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39:.N63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40:.N6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/>
          <table:table-cell table:style-name="ce121" office:value-type="string" calcext:value-type="string">
            <text:p>TODO</text:p>
          </table:table-cell>
          <table:table-cell table:style-name="ce122" office:value-type="string" calcext:value-type="string">
            <text:p><text:s/>Wort fehlt</text:p>
          </table:table-cell>
          <table:table-cell table:number-columns-repeated="2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41:.N6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42:.N64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43:.N6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44:.N6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45:.N64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46:.N6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47:.N6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48:.N64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49:.N6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50:.N6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51:.N65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52:.N6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53:.N6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54:.N65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55:.N6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56:.N6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57:.N65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58:.N6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00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59:.N6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pause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60:.N66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61:.N6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62:.N6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63:.N66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64:.N6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65:.N6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66:.N66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67:.N66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68:.N66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669:.N66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 table:formula="of:=[.B6]" office:value-type="float" office:value="226" calcext:value-type="float">
            <text:p>226</text:p>
          </table:table-cell>
          <table:table-cell table:formula="of:=COUNTIF([.C670:.N67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71:.N671];[.$B$3]&amp;[.$B$6])" office:value-type="float" office:value="0" calcext:value-type="float">
            <text:p>0</text:p>
          </table:table-cell>
          <table:table-cell table:style-name="ce114" office:value-type="string" calcext:value-type="string">
            <text:p>KONSOLENSTEUERUNG</text:p>
          </table:table-cell>
          <table:table-cell table:style-name="ce114"/>
          <table:table-cell table:number-columns-repeated="8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72:.N672];[.$B$3]&amp;[.$B$6])" office:value-type="float" office:value="0" calcext:value-type="float">
            <text:p>0</text:p>
          </table:table-cell>
          <table:table-cell table:number-columns-repeated="8"/>
          <table:table-cell table:style-name="ce117"/>
          <table:table-cell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73:.N67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74:.N6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4</text:p>
          </table:table-cell>
          <table:table-cell office:value-type="string" calcext:value-type="string">
            <text:p>J_w125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75:.N6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r</text:p>
          </table:table-cell>
          <table:table-cell office:value-type="string" calcext:value-type="string">
            <text:p>Tab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76:.N67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77:.N6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76</text:p>
          </table:table-cell>
          <table:table-cell table:style-name="ce117" office:value-type="string" calcext:value-type="string">
            <text:p>J_w77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78:.N6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79:.N679];[.$B$3]&amp;[.$B$6])" office:value-type="float" office:value="0" calcext:value-type="float">
            <text:p>0</text:p>
          </table:table-cell>
          <table:table-cell table:number-columns-repeated="6"/>
          <table:table-cell table:style-name="ce117"/>
          <table:table-cell table:number-columns-repeated="3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80:.N6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27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81:.N6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anlegen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82:.N68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83:.N6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84:.N6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85:.N68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86:.N6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style-name="ce117" office:value-type="string" calcext:value-type="string">
            <text:p>J_w81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87:.N6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88:.N68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89:.N6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9</text:p>
          </table:table-cell>
          <table:table-cell office:value-type="string" calcext:value-type="string">
            <text:p>J_w76</text:p>
          </table:table-cell>
          <table:table-cell table:style-name="ce117" office:value-type="string" calcext:value-type="string">
            <text:p>J_w77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90:.N6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onsole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91:.N69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92:.N6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93:.N6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94:.N69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95:.N6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96:.N6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97:.N69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98:.N6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699:.N6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00:.N70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01:.N70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02:.N702];[.$B$3]&amp;[.$B$6])" office:value-type="float" office:value="0" calcext:value-type="float">
            <text:p>0</text:p>
          </table:table-cell>
          <table:table-cell table:style-name="ce114" office:value-type="string" calcext:value-type="string">
            <text:p>Übersetzungen</text:p>
          </table:table-cell>
          <table:table-cell table:style-name="ce114"/>
          <table:table-cell table:number-columns-repeated="8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03:.N70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04:.N7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4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05:.N7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nglish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06:.N70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07:.N7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5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08:.N7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ranzösisch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09:.N70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10:.N7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6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11:.N7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panisch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12:.N71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13:.N7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7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14:.N7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talienisch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15:.N71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16:.N7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8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17:.N7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Chinesisch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18:.N71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19:.N7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9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20:.N7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ussisch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21:.N72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22:.N7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6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23:.N7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Englische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24:.N72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25:.N7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7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26:.N7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Französische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27:.N72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28:.N7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8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29:.N7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Russische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30:.N73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31:.N7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9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32:.N7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hinesische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33:.N73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34:.N7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0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35:.N7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panische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36:.N73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37:.N7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1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38:.N7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talienische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39:.N73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40:.N74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41:.N741];[.$B$3]&amp;[.$B$6])" office:value-type="float" office:value="0" calcext:value-type="float">
            <text:p>0</text:p>
          </table:table-cell>
          <table:table-cell table:style-name="ce114" office:value-type="string" calcext:value-type="string">
            <text:p>Thunderbirdsteuerung</text:p>
          </table:table-cell>
          <table:table-cell table:style-name="ce114"/>
          <table:table-cell table:number-columns-repeated="8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42:.N74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43:.N7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44:.N7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45:.N74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46:.N7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47:.N7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48:.N74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49:.N7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50:.N7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51:.N75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52:.N7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53:.N7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54:.N75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55:.N7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7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56:.N7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pfänger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57:.N75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58:.N7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59:.N7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60:.N76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61:.N7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62:.N7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63:.N76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64:.N7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65:.N7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66:.N76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67:.N7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68:.N7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69:.N76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70:.N7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71:.N7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72:.N77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73:.N7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74:.N7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75:.N77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76:.N7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70</text:p>
          </table:table-cell>
          <table:table-cell office:value-type="string" calcext:value-type="string">
            <text:p>J_w76</text:p>
          </table:table-cell>
          <table:table-cell table:style-name="ce117" office:value-type="string" calcext:value-type="string">
            <text:p>J_w77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77:.N7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78:.N77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79:.N7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80:.N7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81:.N78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82:.N7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83:.N7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84:.N78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85:.N7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86:.N7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87:.N78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88:.N7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89:.N7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90:.N79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91:.N7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92:.N7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93:.N79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94:.N7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95:.N7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96:.N79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97:.N7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98:.N7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799:.N79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00:.N8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01:.N8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02:.N80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03:.N8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04:.N8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05:.N80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06:.N8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07:.N8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08:.N80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09:.N8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0</text:p>
          </table:table-cell>
          <table:table-cell office:value-type="string" calcext:value-type="string">
            <text:p>J_w161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10:.N8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okus</text:p>
          </table:table-cell>
          <table:table-cell office:value-type="string" calcext:value-type="string">
            <text:p>wechseln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11:.N81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12:.N8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13:.N8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14:.N81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15:.N8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16:.N8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17:.N81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18:.N8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19:.N8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20:.N82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21:.N8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22:.N8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23:.N82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24:.N8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25:.N8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26:.N82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27:.N8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3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28:.N8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Adress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29:.N82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30:.N8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31:.N8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table:number-columns-repeated="8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32:.N83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33:.N8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34:.N8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35:.N83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836:.N83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 table:formula="of:=[.B6]" office:value-type="float" office:value="226" calcext:value-type="float">
            <text:p>226</text:p>
          </table:table-cell>
          <table:table-cell table:formula="of:=COUNTIF([.C837:.N837];[.$B$3]&amp;[.$B$6])" office:value-type="float" office:value="0" calcext:value-type="float">
            <text:p>0</text:p>
          </table:table-cell>
          <table:table-cell table:style-name="ce115" office:value-type="string" calcext:value-type="string">
            <text:p>Calibre Steuerung</text:p>
          </table:table-cell>
          <table:table-cell table:style-name="ce115"/>
          <table:table-cell table:style-name="ce119"/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38:.N83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39:.N8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40:.N8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41:.N84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42:.N8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table:style-name="ce117" office:value-type="string" calcext:value-type="string">
            <text:p>J_w77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43:.N8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schließen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44:.N84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45:.N8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46:.N8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47:.N84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48:.N8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2</text:p>
          </table:table-cell>
          <table:table-cell table:number-columns-repeated="8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49:.N8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auf</text:p>
          </table:table-cell>
          <table:table-cell table:number-columns-repeated="8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50:.N85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51:.N8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3</text:p>
          </table:table-cell>
          <table:table-cell table:number-columns-repeated="8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52:.N8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unter</text:p>
          </table:table-cell>
          <table:table-cell table:number-columns-repeated="8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53:.N85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54:.N8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55:.N8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56:.N85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57:.N8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58:.N8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59:.N85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60:.N8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61:.N8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62:.N86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63:.N8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64:.N8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65:.N86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66:.N8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67:.N8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68:.N86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69:.N8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70:.N8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71:.N87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72:.N8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0</text:p>
          </table:table-cell>
          <table:table-cell table:number-columns-repeated="8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73:.N8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inks</text:p>
          </table:table-cell>
          <table:table-cell table:number-columns-repeated="8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74:.N87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75:.N8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table:style-name="ce117" office:value-type="string" calcext:value-type="string">
            <text:p>J_w81</text:p>
          </table:table-cell>
          <table:table-cell table:number-columns-repeated="8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76:.N8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echts</text:p>
          </table:table-cell>
          <table:table-cell table:number-columns-repeated="8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77:.N87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78:.N8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3</text:p>
          </table:table-cell>
          <table:table-cell office:value-type="string" calcext:value-type="string">
            <text:p>J_w204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79:.N8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Gitter </text:p>
          </table:table-cell>
          <table:table-cell office:value-type="string" calcext:value-type="string">
            <text:p>Ansicht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80:.N88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81:.N8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5</text:p>
          </table:table-cell>
          <table:table-cell table:number-columns-repeated="8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82:.N8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verbrowser</text:p>
          </table:table-cell>
          <table:table-cell table:number-columns-repeated="8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83:.N88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84:.N8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206</text:p>
          </table:table-cell>
          <table:table-cell office:value-type="string" calcext:value-type="string">
            <text:p>J_w207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85:.N8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lesen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86:.N88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87:.N8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88:.N8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89:.N88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90:.N8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8</text:p>
          </table:table-cell>
          <table:table-cell table:number-columns-repeated="8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91:.N8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details</text:p>
          </table:table-cell>
          <table:table-cell table:number-columns-repeated="8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92:.N89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93:.N8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94:.N8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table:number-columns-repeated="8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95:.N89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96:.N8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97:.N8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98:.N89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899:.N8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9</text:p>
          </table:table-cell>
          <table:table-cell table:number-columns-repeated="8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00:.N9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llbild</text:p>
          </table:table-cell>
          <table:table-cell table:number-columns-repeated="8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01:.N90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02:.N9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1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03:.N9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größer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04:.N90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05:.N9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2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06:.N9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kleiner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07:.N90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08:.N9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09:.N9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10:.N91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11:.N9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12:.N9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13:.N91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14:.N9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15:.N9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16:.N91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17:.N9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13</text:p>
          </table:table-cell>
          <table:table-cell office:value-type="string" calcext:value-type="string">
            <text:p>J_w214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18:.N9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Betrachter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19:.N91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20:.N92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21:.N921];[.$B$3]&amp;[.$B$6])" office:value-type="float" office:value="0" calcext:value-type="float">
            <text:p>0</text:p>
          </table:table-cell>
          <table:table-cell table:style-name="ce114" office:value-type="string" calcext:value-type="string">
            <text:p>Textmacros</text:p>
          </table:table-cell>
          <table:table-cell table:number-columns-repeated="9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22:.N92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23:.N9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24:.N9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25:.N92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26:.N9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27:.N9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28:.N92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29:.N9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30:.N9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31:.N93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32:.N9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33:.N9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34:.N93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35:.N9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36:.N9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37:.N93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38:.N9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39:.N9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40:.N94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41:.N9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42:.N9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43:.N94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44:.N9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45:.N9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46:.N94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47:.N9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48:.N9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49:.N94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50:.N9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51:.N9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52:.N95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53:.N9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54:.N9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55:.N95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56:.N9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57:.N9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58:.N95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59:.N9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60:.N9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61:.N96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62:.N9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63:.N9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64:.N96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65:.N9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66:.N9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67:.N96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968:.N9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 table:style-name="ce113" table:formula="of:=[.B6]" office:value-type="float" office:value="226" calcext:value-type="float">
            <text:p>226</text:p>
          </table:table-cell>
          <table:table-cell table:formula="of:=COUNTIF([.C969:.N9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70:.N97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71:.N9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72:.N9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73:.N97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74:.N9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75:.N9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76:.N97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77:.N9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78:.N9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79:.N97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80:.N9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81:.N9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82:.N98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83:.N98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84:.N984];[.$B$3]&amp;[.$B$6])" office:value-type="float" office:value="0" calcext:value-type="float">
            <text:p>0</text:p>
          </table:table-cell>
          <table:table-cell table:style-name="ce114" office:value-type="string" calcext:value-type="string">
            <text:p>Serienjunkie</text:p>
          </table:table-cell>
          <table:table-cell table:number-columns-repeated="9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85:.N98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86:.N9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87:.N9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88:.N98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89:.N9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90:.N9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91:.N99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92:.N9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93:.N9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94:.N99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95:.N9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96:.N9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97:.N99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98:.N9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999:.N9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00:.N100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01:.N10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02:.N10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03:.N100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04:.N10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05:.N10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06:.N100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07:.N10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08:.N10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09:.N100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10:.N10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11:.N10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12:.N101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13:.N10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14:.N10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15:.N101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16:.N101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17:.N10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18:.N10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19:.N101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20:.N10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21:.N10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22:.N102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23:.N10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24:.N10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25:.N102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26:.N10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27:.N10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28:.N102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29:.N10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30:.N10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31:.N103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32:.N10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33:.N10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34:.N103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35:.N10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36:.N10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37:.N103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38:.N10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39:.N10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40:.N104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41:.N10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42:.N10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43:.N104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44:.N10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45:.N10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46:.N104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47:.N10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6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48:.N10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lf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49:.N104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50:.N10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7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51:.N10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ölf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52:.N105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53:.N10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8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54:.N10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zehn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55:.N105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56:.N10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9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57:.N10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zehn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58:.N105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59:.N10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0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60:.N10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zehn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61:.N106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62:.N10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1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63:.N10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zehn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64:.N106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65:.N10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2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66:.N10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zehn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67:.N106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68:.N10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3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69:.N10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zehn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70:.N107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71:.N10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4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72:.N10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zehn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73:.N107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74:.N10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5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75:.N10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anzig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76:.N107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77:.N10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6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78:.N10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undzwanzig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79:.N107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80:.N10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7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81:.N10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undzwanzig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82:.N108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83:.N10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8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84:.N10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undzwanzig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85:.N108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86:.N10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9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87:.N10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undzwanzig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88:.N108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89:.N10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0" office:value-type="string" calcext:value-type="string">
            <text:p>J_w215</text:p>
          </table:table-cell>
          <table:table-cell table:style-name="ce120" office:value-type="string" calcext:value-type="string">
            <text:p>J_w216</text:p>
          </table:table-cell>
          <table:table-cell table:style-name="ce120" office:value-type="string" calcext:value-type="string">
            <text:p>J_w217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90:.N10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91:.N109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92:.N10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0" office:value-type="string" calcext:value-type="string">
            <text:p>J_w215</text:p>
          </table:table-cell>
          <table:table-cell table:style-name="ce120" office:value-type="string" calcext:value-type="string">
            <text:p>J_w218</text:p>
          </table:table-cell>
          <table:table-cell table:style-name="ce120" office:value-type="string" calcext:value-type="string">
            <text:p>J_w219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93:.N10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094:.N109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 table:style-name="ce113" table:formula="of:=[.B6]" office:value-type="float" office:value="226" calcext:value-type="float">
            <text:p>226</text:p>
          </table:table-cell>
          <table:table-cell table:formula="of:=COUNTIF([.C1095:.N10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0" office:value-type="string" calcext:value-type="string">
            <text:p>J_w215</text:p>
          </table:table-cell>
          <table:table-cell table:style-name="ce120" office:value-type="string" calcext:value-type="string">
            <text:p>J_w220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96:.N10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97:.N109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98:.N10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0" office:value-type="string" calcext:value-type="string">
            <text:p>J_w215</text:p>
          </table:table-cell>
          <table:table-cell table:style-name="ce120" office:value-type="string" calcext:value-type="string">
            <text:p>J_w221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099:.N10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Sopranos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00:.N110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01:.N11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0" office:value-type="string" calcext:value-type="string">
            <text:p>J_w215</text:p>
          </table:table-cell>
          <table:table-cell table:style-name="ce120" office:value-type="string" calcext:value-type="string">
            <text:p>J_w222</text:p>
          </table:table-cell>
          <table:table-cell table:number-columns-repeated="4"/>
          <table:table-cell table:style-name="ce120"/>
          <table:table-cell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02:.N11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03:.N110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04:.N11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0" office:value-type="string" calcext:value-type="string">
            <text:p>J_w215</text:p>
          </table:table-cell>
          <table:table-cell table:style-name="ce120" office:value-type="string" calcext:value-type="string">
            <text:p>J_w223</text:p>
          </table:table-cell>
          <table:table-cell table:number-columns-repeated="3"/>
          <table:table-cell table:style-name="ce121" office:value-type="string" calcext:value-type="string">
            <text:p>TODO</text:p>
          </table:table-cell>
          <table:table-cell table:style-name="ce122" office:value-type="string" calcext:value-type="string">
            <text:p><text:s/>Wort fehlt</text:p>
          </table:table-cell>
          <table:table-cell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05:.N11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table:number-columns-repeated="6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06:.N110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07:.N1107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0" office:value-type="string" calcext:value-type="string">
            <text:p>J_w215</text:p>
          </table:table-cell>
          <table:table-cell table:style-name="ce120" office:value-type="string" calcext:value-type="string">
            <text:p>J_w224</text:p>
          </table:table-cell>
          <table:table-cell table:style-name="ce120" office:value-type="string" calcext:value-type="string">
            <text:p>J_w225</text:p>
          </table:table-cell>
          <table:table-cell table:style-name="ce120" office:value-type="string" calcext:value-type="string">
            <text:p>J_w226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08:.N11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/>
          <table:table-cell table:style-name="ce121" office:value-type="string" calcext:value-type="string">
            <text:p>TODO</text:p>
          </table:table-cell>
          <table:table-cell table:style-name="ce122" office:value-type="string" calcext:value-type="string">
            <text:p><text:s/>Wort fehlt</text:p>
          </table:table-cell>
          <table:table-cell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09:.N110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10:.N11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0" office:value-type="string" calcext:value-type="string">
            <text:p>J_w215</text:p>
          </table:table-cell>
          <table:table-cell table:style-name="ce120" office:value-type="string" calcext:value-type="string">
            <text:p>J_w216</text:p>
          </table:table-cell>
          <table:table-cell table:style-name="ce120" office:value-type="string" calcext:value-type="string">
            <text:p>J_w217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11:.N11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12:.N111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13:.N11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0" office:value-type="string" calcext:value-type="string">
            <text:p>J_w215</text:p>
          </table:table-cell>
          <table:table-cell table:style-name="ce120" office:value-type="string" calcext:value-type="string">
            <text:p>J_w218</text:p>
          </table:table-cell>
          <table:table-cell table:style-name="ce120" office:value-type="string" calcext:value-type="string">
            <text:p>J_w219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14:.N11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15:.N111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16:.N11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0" office:value-type="string" calcext:value-type="string">
            <text:p>J_w215</text:p>
          </table:table-cell>
          <table:table-cell table:style-name="ce120" office:value-type="string" calcext:value-type="string">
            <text:p>J_w220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17:.N11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18:.N111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19:.N11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0" office:value-type="string" calcext:value-type="string">
            <text:p>J_w215</text:p>
          </table:table-cell>
          <table:table-cell table:style-name="ce120" office:value-type="string" calcext:value-type="string">
            <text:p>J_w221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20:.N11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Sopranos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21:.N112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22:.N11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0" office:value-type="string" calcext:value-type="string">
            <text:p>J_w215</text:p>
          </table:table-cell>
          <table:table-cell table:style-name="ce120" office:value-type="string" calcext:value-type="string">
            <text:p>J_w222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23:.N11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24:.N112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25:.N11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0" office:value-type="string" calcext:value-type="string">
            <text:p>J_w215</text:p>
          </table:table-cell>
          <table:table-cell table:style-name="ce120" office:value-type="string" calcext:value-type="string">
            <text:p>J_w223</text:p>
          </table:table-cell>
          <table:table-cell office:value-type="string" calcext:value-type="string">
            <text:p>J_w172</text:p>
          </table:table-cell>
          <table:table-cell table:number-columns-repeated="2"/>
          <table:table-cell table:style-name="ce121" office:value-type="string" calcext:value-type="string">
            <text:p>TODO</text:p>
          </table:table-cell>
          <table:table-cell table:style-name="ce122" office:value-type="string" calcext:value-type="string">
            <text:p><text:s/>Wort fehlt</text:p>
          </table:table-cell>
          <table:table-cell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26:.N11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27:.N112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28:.N1128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0" office:value-type="string" calcext:value-type="string">
            <text:p>J_w215</text:p>
          </table:table-cell>
          <table:table-cell table:style-name="ce120" office:value-type="string" calcext:value-type="string">
            <text:p>J_w224</text:p>
          </table:table-cell>
          <table:table-cell table:style-name="ce120" office:value-type="string" calcext:value-type="string">
            <text:p>J_w225</text:p>
          </table:table-cell>
          <table:table-cell table:style-name="ce120" office:value-type="string" calcext:value-type="string">
            <text:p>J_w226</text:p>
          </table:table-cell>
          <table:table-cell office:value-type="string" calcext:value-type="string">
            <text:p>J_w172</text:p>
          </table:table-cell>
          <table:table-cell table:number-columns-repeated="3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29:.N11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zufällig</text:p>
          </table:table-cell>
          <table:table-cell/>
          <table:table-cell table:style-name="ce121" office:value-type="string" calcext:value-type="string">
            <text:p>TODO</text:p>
          </table:table-cell>
          <table:table-cell table:style-name="ce122" office:value-type="string" calcext:value-type="string">
            <text:p><text:s/>Wort fehlt</text:p>
          </table:table-cell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30:.N113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31:.N113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32:.N113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33:.N113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34:.N113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35:.N113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36:.N113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37:.N113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38:.N113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39:.N113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40:.N114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41:.N114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42:.N114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43:.N114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44:.N114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45:.N114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46:.N114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47:.N114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48:.N114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49:.N114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50:.N115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51:.N115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52:.N115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53:.N115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54:.N115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55:.N115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56:.N115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57:.N115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58:.N115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59:.N115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60:.N116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61:.N116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62:.N116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63:.N116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64:.N116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65:.N116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66:.N116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67:.N116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68:.N116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69:.N116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70:.N117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71:.N117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72:.N117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73:.N117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74:.N117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75:.N117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76:.N117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77:.N117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78:.N117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79:.N117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80:.N118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81:.N118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82:.N118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83:.N118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84:.N118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85:.N118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86:.N118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87:.N118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88:.N118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89:.N118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90:.N119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91:.N119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92:.N119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93:.N119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94:.N119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95:.N119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96:.N119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97:.N119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98:.N119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199:.N119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00:.N120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01:.N120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02:.N120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03:.N120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04:.N120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05:.N120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06:.N120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07:.N120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08:.N120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09:.N120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10:.N121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11:.N121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12:.N121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13:.N121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14:.N121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15:.N121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16:.N121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17:.N121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18:.N121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19:.N121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20:.N122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21:.N122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22:.N122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23:.N122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24:.N122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25:.N122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26:.N122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27:.N122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28:.N122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29:.N122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30:.N123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31:.N123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32:.N123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33:.N123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34:.N123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35:.N123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36:.N123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37:.N123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38:.N123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39:.N123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40:.N124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41:.N124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42:.N124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43:.N124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44:.N124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45:.N124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46:.N124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47:.N124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48:.N124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49:.N124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50:.N125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51:.N125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52:.N125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53:.N125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54:.N125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55:.N125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56:.N125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57:.N125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58:.N125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59:.N125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60:.N126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61:.N126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62:.N126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63:.N126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64:.N126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65:.N126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66:.N126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67:.N126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68:.N126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69:.N126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70:.N127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71:.N127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72:.N127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73:.N127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74:.N127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75:.N127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76:.N127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77:.N127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78:.N127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79:.N127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80:.N128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81:.N128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82:.N128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83:.N128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84:.N128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85:.N128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86:.N128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87:.N128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88:.N128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89:.N128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90:.N129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91:.N129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92:.N129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93:.N129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94:.N129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95:.N129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96:.N129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97:.N129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98:.N129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299:.N129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00:.N130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01:.N130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02:.N130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03:.N130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04:.N130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05:.N130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06:.N130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07:.N130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08:.N130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09:.N130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10:.N131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11:.N131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12:.N131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13:.N131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14:.N131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15:.N131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16:.N131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17:.N131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18:.N131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19:.N131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20:.N132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21:.N132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22:.N132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23:.N132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24:.N132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25:.N132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INTERNETSUCHE Reisen</text:p>
          </table:table-cell>
          <table:table-cell table:number-columns-repeated="8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26:.N132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27:.N132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B etc</text:p>
          </table:table-cell>
          <table:table-cell table:number-columns-repeated="8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28:.N132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29:.N132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Nachrichten <text:s/>schlagzeilen vorlesen</text:p>
          </table:table-cell>
          <table:table-cell table:number-columns-repeated="8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30:.N133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31:.N133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Science Nachrichten</text:p>
          </table:table-cell>
          <table:table-cell table:number-columns-repeated="8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32:.N133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33:.N133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ecker stellen</text:p>
          </table:table-cell>
          <table:table-cell table:number-columns-repeated="8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34:.N133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35:.N133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odo → Audio Aufzeichnung!</text:p>
          </table:table-cell>
          <table:table-cell table:number-columns-repeated="8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36:.N133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37:.N133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8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38:.N133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39:.N133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xtbausteine einbauen/aufrufen</text:p>
          </table:table-cell>
          <table:table-cell table:number-columns-repeated="8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40:.N134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41:.N134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Abkürzungsverzeichnis</text:p>
          </table:table-cell>
          <table:table-cell table:number-columns-repeated="8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42:.N134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43:.N134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rmine Heute → google cal abfrage</text:p>
          </table:table-cell>
          <table:table-cell table:number-columns-repeated="8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44:.N134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45:.N134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as möchte man nach dem Aufstehen vor dem Arbeiten alles wissen ?</text:p>
          </table:table-cell>
          <table:table-cell table:number-columns-repeated="8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346:.N1346];[.$B$3]&amp;[.$B$6])" office:value-type="float" office:value="0" calcext:value-type="float">
            <text:p>0</text:p>
          </table:table-cell>
          <table:table-cell table:style-name="ce116" table:number-columns-repeated="12"/>
          <table:table-cell table:number-columns-repeated="7"/>
        </table:table-row>
        <table:table-row table:style-name="ro1">
          <table:table-cell/>
          <table:table-cell table:formula="of:=COUNTIF([.C1347:.N1347];[.$B$3]&amp;[.$B$6])" office:value-type="float" office:value="0" calcext:value-type="float">
            <text:p>0</text:p>
          </table:table-cell>
          <table:table-cell table:style-name="ce116" table:number-columns-repeated="12"/>
          <table:table-cell table:number-columns-repeated="7"/>
        </table:table-row>
        <table:table-row table:style-name="ro1">
          <table:table-cell/>
          <table:table-cell table:formula="of:=COUNTIF([.C1348:.N1348];[.$B$3]&amp;[.$B$6])" office:value-type="float" office:value="0" calcext:value-type="float">
            <text:p>0</text:p>
          </table:table-cell>
          <table:table-cell table:style-name="ce116" table:number-columns-repeated="12"/>
          <table:table-cell table:number-columns-repeated="7"/>
        </table:table-row>
        <table:table-row table:style-name="ro1">
          <table:table-cell/>
          <table:table-cell table:formula="of:=COUNTIF([.C1349:.N1349];[.$B$3]&amp;[.$B$6])" office:value-type="float" office:value="0" calcext:value-type="float">
            <text:p>0</text:p>
          </table:table-cell>
          <table:table-cell table:style-name="ce116" table:number-columns-repeated="12"/>
          <table:table-cell table:number-columns-repeated="7"/>
        </table:table-row>
        <table:table-row table:style-name="ro1">
          <table:table-cell/>
          <table:table-cell table:formula="of:=COUNTIF([.C1350:.N1350];[.$B$3]&amp;[.$B$6])" office:value-type="float" office:value="0" calcext:value-type="float">
            <text:p>0</text:p>
          </table:table-cell>
          <table:table-cell table:style-name="ce116" table:number-columns-repeated="12"/>
          <table:table-cell table:number-columns-repeated="7"/>
        </table:table-row>
        <table:table-row table:style-name="ro1">
          <table:table-cell/>
          <table:table-cell table:formula="of:=COUNTIF([.C1351:.N1351];[.$B$3]&amp;[.$B$6])" office:value-type="float" office:value="0" calcext:value-type="float">
            <text:p>0</text:p>
          </table:table-cell>
          <table:table-cell table:style-name="ce116" table:number-columns-repeated="12"/>
          <table:table-cell table:number-columns-repeated="7"/>
        </table:table-row>
        <table:table-row table:style-name="ro1">
          <table:table-cell/>
          <table:table-cell table:formula="of:=COUNTIF([.C1352:.N1352];[.$B$3]&amp;[.$B$6])" office:value-type="float" office:value="0" calcext:value-type="float">
            <text:p>0</text:p>
          </table:table-cell>
          <table:table-cell table:style-name="ce116" table:number-columns-repeated="12"/>
          <table:table-cell table:number-columns-repeated="7"/>
        </table:table-row>
        <table:table-row table:style-name="ro1">
          <table:table-cell/>
          <table:table-cell table:formula="of:=COUNTIF([.C1353:.N1353];[.$B$3]&amp;[.$B$6])" office:value-type="float" office:value="0" calcext:value-type="float">
            <text:p>0</text:p>
          </table:table-cell>
          <table:table-cell table:style-name="ce116" table:number-columns-repeated="12"/>
          <table:table-cell table:number-columns-repeated="7"/>
        </table:table-row>
        <table:table-row table:style-name="ro1">
          <table:table-cell/>
          <table:table-cell table:formula="of:=COUNTIF([.C1354:.N1354];[.$B$3]&amp;[.$B$6])" office:value-type="float" office:value="0" calcext:value-type="float">
            <text:p>0</text:p>
          </table:table-cell>
          <table:table-cell table:style-name="ce116" table:number-columns-repeated="12"/>
          <table:table-cell table:number-columns-repeated="7"/>
        </table:table-row>
        <table:table-row table:style-name="ro1">
          <table:table-cell/>
          <table:table-cell table:formula="of:=COUNTIF([.C1355:.N1355];[.$B$3]&amp;[.$B$6])" office:value-type="float" office:value="0" calcext:value-type="float">
            <text:p>0</text:p>
          </table:table-cell>
          <table:table-cell table:style-name="ce116" table:number-columns-repeated="12"/>
          <table:table-cell table:number-columns-repeated="7"/>
        </table:table-row>
        <table:table-row table:style-name="ro1">
          <table:table-cell/>
          <table:table-cell table:formula="of:=COUNTIF([.C1356:.N1356];[.$B$3]&amp;[.$B$6])" office:value-type="float" office:value="0" calcext:value-type="float">
            <text:p>0</text:p>
          </table:table-cell>
          <table:table-cell table:style-name="ce116" table:number-columns-repeated="12"/>
          <table:table-cell table:number-columns-repeated="7"/>
        </table:table-row>
        <table:table-row table:style-name="ro1">
          <table:table-cell/>
          <table:table-cell table:formula="of:=COUNTIF([.C1357:.N1357];[.$B$3]&amp;[.$B$6])" office:value-type="float" office:value="0" calcext:value-type="float">
            <text:p>0</text:p>
          </table:table-cell>
          <table:table-cell table:style-name="ce116" table:number-columns-repeated="12"/>
          <table:table-cell table:number-columns-repeated="7"/>
        </table:table-row>
        <table:table-row table:style-name="ro1">
          <table:table-cell/>
          <table:table-cell table:formula="of:=COUNTIF([.C1358:.N1358];[.$B$3]&amp;[.$B$6])" office:value-type="float" office:value="0" calcext:value-type="float">
            <text:p>0</text:p>
          </table:table-cell>
          <table:table-cell table:style-name="ce116" table:number-columns-repeated="12"/>
          <table:table-cell table:number-columns-repeated="7"/>
        </table:table-row>
        <table:table-row table:style-name="ro1">
          <table:table-cell/>
          <table:table-cell table:formula="of:=COUNTIF([.C1359:.N1359];[.$B$3]&amp;[.$B$6])" office:value-type="float" office:value="0" calcext:value-type="float">
            <text:p>0</text:p>
          </table:table-cell>
          <table:table-cell table:style-name="ce116" table:number-columns-repeated="12"/>
          <table:table-cell table:number-columns-repeated="7"/>
        </table:table-row>
        <table:table-row table:style-name="ro1">
          <table:table-cell/>
          <table:table-cell table:formula="of:=COUNTIF([.C1360:.N1360];[.$B$3]&amp;[.$B$6])" office:value-type="float" office:value="0" calcext:value-type="float">
            <text:p>0</text:p>
          </table:table-cell>
          <table:table-cell table:style-name="ce116" table:number-columns-repeated="12"/>
          <table:table-cell table:number-columns-repeated="7"/>
        </table:table-row>
        <table:table-row table:style-name="ro1">
          <table:table-cell/>
          <table:table-cell table:formula="of:=COUNTIF([.C1361:.N1361];[.$B$3]&amp;[.$B$6])" office:value-type="float" office:value="0" calcext:value-type="float">
            <text:p>0</text:p>
          </table:table-cell>
          <table:table-cell table:style-name="ce116" table:number-columns-repeated="12"/>
          <table:table-cell table:number-columns-repeated="7"/>
        </table:table-row>
        <table:table-row table:style-name="ro1">
          <table:table-cell/>
          <table:table-cell table:formula="of:=COUNTIF([.C1362:.N1362];[.$B$3]&amp;[.$B$6])" office:value-type="float" office:value="0" calcext:value-type="float">
            <text:p>0</text:p>
          </table:table-cell>
          <table:table-cell table:style-name="ce116" table:number-columns-repeated="12"/>
          <table:table-cell table:number-columns-repeated="7"/>
        </table:table-row>
        <table:table-row table:style-name="ro1">
          <table:table-cell/>
          <table:table-cell table:formula="of:=COUNTIF([.C1363:.N1363];[.$B$3]&amp;[.$B$6])" office:value-type="float" office:value="0" calcext:value-type="float">
            <text:p>0</text:p>
          </table:table-cell>
          <table:table-cell table:style-name="ce116" table:number-columns-repeated="12"/>
          <table:table-cell table:number-columns-repeated="7"/>
        </table:table-row>
        <table:table-row table:style-name="ro1">
          <table:table-cell/>
          <table:table-cell table:formula="of:=COUNTIF([.C1364:.N1364];[.$B$3]&amp;[.$B$6])" office:value-type="float" office:value="0" calcext:value-type="float">
            <text:p>0</text:p>
          </table:table-cell>
          <table:table-cell table:style-name="ce116" table:number-columns-repeated="12"/>
          <table:table-cell table:number-columns-repeated="7"/>
        </table:table-row>
        <table:table-row table:style-name="ro1" table:number-rows-repeated="1047211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Original.M11:Original.N47">
            <calcext:condition calcext:apply-style-name="cfContainsMax" calcext:value="formula-is([.M11]=[.$B$3]&amp;[.$B$6])" calcext:base-cell-address="Original.M11"/>
            <calcext:condition calcext:apply-style-name="cfPointToMax" calcext:value="formula-is(OR([.M$10]&gt;0;[.$B11]&gt;0))" calcext:base-cell-address="Original.M11"/>
          </calcext:conditional-format>
        </calcext:conditional-formats>
      </table:table>
      <table:table table:name="FeatureMatrix" table:style-name="ta1">
        <table:table-column table:style-name="co1" table:default-cell-style-name="Default"/>
        <table:table-column table:style-name="co1" table:default-cell-style-name="ce32"/>
        <table:table-column table:style-name="co1" table:default-cell-style-name="ce42"/>
        <table:table-column table:style-name="co1" table:number-columns-repeated="3" table:default-cell-style-name="ce32"/>
        <table:table-column table:style-name="co1" table:default-cell-style-name="ce52"/>
        <table:table-column table:style-name="co1" table:default-cell-style-name="ce32"/>
        <table:table-column table:style-name="co1" table:default-cell-style-name="ce64"/>
        <table:table-column table:style-name="co1" table:default-cell-style-name="ce32"/>
        <table:table-column table:style-name="co1" table:default-cell-style-name="ce70"/>
        <table:table-column table:style-name="co1" table:default-cell-style-name="ce32"/>
        <table:table-column table:style-name="co1" table:default-cell-style-name="ce77"/>
        <table:table-column table:style-name="co1" table:default-cell-style-name="ce32"/>
        <table:table-column table:style-name="co1" table:default-cell-style-name="ce80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45" office:value-type="string" calcext:value-type="string">
            <text:p>DEPRECHED!!!!!!!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3">
          <table:table-cell table:number-columns-repeated="2"/>
          <table:table-cell table:style-name="ce33" office:value-type="string" calcext:value-type="string">
            <text:p>Kategorie</text:p>
          </table:table-cell>
          <table:table-cell table:style-name="ce44"/>
          <table:table-cell table:style-name="ce33" office:value-type="string" calcext:value-type="string">
            <text:p>Aufgabe/Ziel</text:p>
          </table:table-cell>
          <table:table-cell table:style-name="ce33"/>
          <table:table-cell table:style-name="ce47" office:value-type="string" calcext:value-type="string">
            <text:p>Wörter im Modell vorhanden</text:p>
          </table:table-cell>
          <table:table-cell table:style-name="ce33"/>
          <table:table-cell table:style-name="ce47" office:value-type="string" calcext:value-type="string">
            <text:p>Scripte geschrieben</text:p>
          </table:table-cell>
          <table:table-cell table:style-name="ce44"/>
          <table:table-cell table:style-name="ce47" office:value-type="string" calcext:value-type="string">
            <text:p>Simon Szenario geschrieben</text:p>
          </table:table-cell>
          <table:table-cell table:style-name="ce44"/>
          <table:table-cell table:style-name="ce47" office:value-type="string" calcext:value-type="string">
            <text:p>Getestet PC</text:p>
          </table:table-cell>
          <table:table-cell table:style-name="ce33"/>
          <table:table-cell table:style-name="ce47" office:value-type="string" calcext:value-type="string">
            <text:p>Getestet RasPi</text:p>
          </table:table-cell>
        </table:table-row>
        <table:table-row table:style-name="ro1">
          <table:table-cell table:number-columns-repeated="2"/>
          <table:table-cell table:style-name="ce32"/>
          <table:table-cell table:number-columns-repeated="3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</table:table-row>
        <table:table-row table:style-name="ro4">
          <table:table-cell table:number-columns-repeated="2"/>
          <table:table-cell table:style-name="ce34" office:value-type="string" calcext:value-type="string">
            <text:p>Gerät</text:p>
          </table:table-cell>
          <table:table-cell/>
          <table:table-cell table:style-name="ce46" office:value-type="string" calcext:value-type="string">
            <text:p>Lichter an/aus</text:p>
          </table:table-cell>
          <table:table-cell/>
          <table:table-cell table:style-name="ce48" office:value-type="string" calcext:value-type="string">
            <text:p>ja</text:p>
          </table:table-cell>
          <table:table-cell table:style-name="ce55"/>
          <table:table-cell table:style-name="ce56" office:value-type="string" calcext:value-type="string">
            <text:p>nein</text:p>
          </table:table-cell>
          <table:table-cell table:style-name="ce57"/>
          <table:table-cell table:style-name="ce66" office:value-type="string" calcext:value-type="string">
            <text:p>nein</text:p>
          </table:table-cell>
          <table:table-cell table:style-name="ce55"/>
          <table:table-cell table:style-name="ce73" office:value-type="string" calcext:value-type="string">
            <text:p>nein</text:p>
          </table:table-cell>
          <table:table-cell table:style-name="ce55"/>
          <table:table-cell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5"/>
          <table:table-cell/>
          <table:table-cell table:style-name="ce46" office:value-type="string" calcext:value-type="string">
            <text:p>Radio an</text:p>
          </table:table-cell>
          <table:table-cell/>
          <table:table-cell table:style-name="ce48" office:value-type="string" calcext:value-type="string">
            <text:p>ja</text:p>
          </table:table-cell>
          <table:table-cell table:style-name="ce55"/>
          <table:table-cell table:style-name="ce56" office:value-type="string" calcext:value-type="string">
            <text:p>nein</text:p>
          </table:table-cell>
          <table:table-cell table:style-name="ce55"/>
          <table:table-cell table:style-name="ce66" office:value-type="string" calcext:value-type="string">
            <text:p>nein</text:p>
          </table:table-cell>
          <table:table-cell table:style-name="ce55"/>
          <table:table-cell table:style-name="ce73" office:value-type="string" calcext:value-type="string">
            <text:p>nein</text:p>
          </table:table-cell>
          <table:table-cell table:style-name="ce55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6"/>
          <table:table-cell/>
          <table:table-cell table:style-name="ce46" office:value-type="string" calcext:value-type="string">
            <text:p>Toaster an/aus</text:p>
          </table:table-cell>
          <table:table-cell/>
          <table:table-cell table:style-name="ce48" office:value-type="string" calcext:value-type="string">
            <text:p>ja</text:p>
          </table:table-cell>
          <table:table-cell table:style-name="ce55"/>
          <table:table-cell table:style-name="ce56" office:value-type="string" calcext:value-type="string">
            <text:p>nein</text:p>
          </table:table-cell>
          <table:table-cell table:style-name="ce55"/>
          <table:table-cell table:style-name="ce66" office:value-type="string" calcext:value-type="string">
            <text:p>nein</text:p>
          </table:table-cell>
          <table:table-cell table:style-name="ce55"/>
          <table:table-cell table:style-name="ce73" office:value-type="string" calcext:value-type="string">
            <text:p>nein</text:p>
          </table:table-cell>
          <table:table-cell table:style-name="ce55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6"/>
          <table:table-cell/>
          <table:table-cell table:style-name="ce46" office:value-type="string" calcext:value-type="string">
            <text:p>Kaffeemaschine an/aus</text:p>
          </table:table-cell>
          <table:table-cell/>
          <table:table-cell table:style-name="ce48" office:value-type="string" calcext:value-type="string">
            <text:p>ja</text:p>
          </table:table-cell>
          <table:table-cell table:style-name="ce55"/>
          <table:table-cell table:style-name="ce56" office:value-type="string" calcext:value-type="string">
            <text:p>nein</text:p>
          </table:table-cell>
          <table:table-cell table:style-name="ce55"/>
          <table:table-cell table:style-name="ce66" office:value-type="string" calcext:value-type="string">
            <text:p>nein</text:p>
          </table:table-cell>
          <table:table-cell table:style-name="ce55"/>
          <table:table-cell table:style-name="ce73" office:value-type="string" calcext:value-type="string">
            <text:p>nein</text:p>
          </table:table-cell>
          <table:table-cell table:style-name="ce55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6"/>
          <table:table-cell/>
          <table:table-cell table:style-name="ce46" office:value-type="string" calcext:value-type="string">
            <text:p>Wasserkocher an/aus</text:p>
          </table:table-cell>
          <table:table-cell/>
          <table:table-cell table:style-name="ce48" office:value-type="string" calcext:value-type="string">
            <text:p>ja</text:p>
          </table:table-cell>
          <table:table-cell table:style-name="ce55"/>
          <table:table-cell table:style-name="ce56" office:value-type="string" calcext:value-type="string">
            <text:p>nein</text:p>
          </table:table-cell>
          <table:table-cell table:style-name="ce55"/>
          <table:table-cell table:style-name="ce66" office:value-type="string" calcext:value-type="string">
            <text:p>nein</text:p>
          </table:table-cell>
          <table:table-cell table:style-name="ce55"/>
          <table:table-cell table:style-name="ce73" office:value-type="string" calcext:value-type="string">
            <text:p>nein</text:p>
          </table:table-cell>
          <table:table-cell table:style-name="ce55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6"/>
          <table:table-cell/>
          <table:table-cell table:style-name="ce46" office:value-type="string" calcext:value-type="string">
            <text:p>Eierkocher an/aus</text:p>
          </table:table-cell>
          <table:table-cell/>
          <table:table-cell table:style-name="ce48" office:value-type="string" calcext:value-type="string">
            <text:p>ja</text:p>
          </table:table-cell>
          <table:table-cell table:style-name="ce55"/>
          <table:table-cell table:style-name="ce56" office:value-type="string" calcext:value-type="string">
            <text:p>nein</text:p>
          </table:table-cell>
          <table:table-cell table:style-name="ce55"/>
          <table:table-cell table:style-name="ce66" office:value-type="string" calcext:value-type="string">
            <text:p>nein</text:p>
          </table:table-cell>
          <table:table-cell table:style-name="ce55"/>
          <table:table-cell table:style-name="ce73" office:value-type="string" calcext:value-type="string">
            <text:p>nein</text:p>
          </table:table-cell>
          <table:table-cell table:style-name="ce55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6"/>
          <table:table-cell/>
          <table:table-cell table:style-name="ce46" office:value-type="string" calcext:value-type="string">
            <text:p>Fernseher an/aus</text:p>
          </table:table-cell>
          <table:table-cell/>
          <table:table-cell table:style-name="ce48" office:value-type="string" calcext:value-type="string">
            <text:p>ja</text:p>
          </table:table-cell>
          <table:table-cell table:style-name="ce55"/>
          <table:table-cell table:style-name="ce57" office:value-type="string" calcext:value-type="string">
            <text:p>nein</text:p>
          </table:table-cell>
          <table:table-cell table:style-name="ce55"/>
          <table:table-cell table:style-name="ce66" office:value-type="string" calcext:value-type="string">
            <text:p>nein</text:p>
          </table:table-cell>
          <table:table-cell table:style-name="ce55"/>
          <table:table-cell table:style-name="ce73" office:value-type="string" calcext:value-type="string">
            <text:p>nein</text:p>
          </table:table-cell>
          <table:table-cell table:style-name="ce55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6"/>
          <table:table-cell/>
          <table:table-cell table:style-name="ce46" office:value-type="string" calcext:value-type="string">
            <text:p>PC herunterfahren/neu starten etc</text:p>
          </table:table-cell>
          <table:table-cell/>
          <table:table-cell table:style-name="ce48" office:value-type="string" calcext:value-type="string">
            <text:p>ja</text:p>
          </table:table-cell>
          <table:table-cell table:style-name="ce55"/>
          <table:table-cell table:style-name="ce58" office:value-type="string" calcext:value-type="string">
            <text:p>ja</text:p>
          </table:table-cell>
          <table:table-cell table:style-name="ce55"/>
          <table:table-cell table:style-name="ce67" office:value-type="string" calcext:value-type="string">
            <text:p>ja</text:p>
          </table:table-cell>
          <table:table-cell table:style-name="ce55"/>
          <table:table-cell table:style-name="ce74" office:value-type="string" calcext:value-type="string">
            <text:p>ja</text:p>
          </table:table-cell>
          <table:table-cell table:style-name="ce55"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2"/>
          <table:table-cell table:number-columns-repeated="3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 table:number-columns-repeated="2"/>
        </table:table-row>
        <table:table-row table:style-name="ro5">
          <table:table-cell table:number-columns-repeated="2"/>
          <table:table-cell table:style-name="ce37" office:value-type="string" calcext:value-type="string">
            <text:p>Sprache</text:p>
          </table:table-cell>
          <table:table-cell/>
          <table:table-cell table:style-name="ce46" office:value-type="string" calcext:value-type="string">
            <text:p>Wort übersetzten</text:p>
          </table:table-cell>
          <table:table-cell/>
          <table:table-cell table:style-name="ce49" office:value-type="string" calcext:value-type="string">
            <text:p>ja</text:p>
          </table:table-cell>
          <table:table-cell table:style-name="ce49"/>
          <table:table-cell table:style-name="ce49" office:value-type="string" calcext:value-type="string">
            <text:p>ja</text:p>
          </table:table-cell>
          <table:table-cell table:style-name="ce49"/>
          <table:table-cell table:style-name="ce49" office:value-type="string" calcext:value-type="string">
            <text:p>ja</text:p>
          </table:table-cell>
          <table:table-cell table:style-name="ce49"/>
          <table:table-cell table:style-name="ce49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8"/>
          <table:table-cell/>
          <table:table-cell office:value-type="string" calcext:value-type="string">
            <text:p>Wort definieren lassen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68" office:value-type="string" calcext:value-type="string">
            <text:p>nein</text:p>
          </table:table-cell>
          <table:table-cell/>
          <table:table-cell table:style-name="ce75" office:value-type="string" calcext:value-type="string">
            <text:p>nein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8"/>
          <table:table-cell/>
          <table:table-cell table:style-name="ce46" office:value-type="string" calcext:value-type="string">
            <text:p>Dikatat verfassen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0" office:value-type="string" calcext:value-type="string">
            <text:p>ja</text:p>
          </table:table-cell>
          <table:table-cell table:style-name="ce60"/>
          <table:table-cell table:style-name="ce60" office:value-type="string" calcext:value-type="string">
            <text:p>ja</text:p>
          </table:table-cell>
          <table:table-cell table:style-name="ce60"/>
          <table:table-cell table:style-name="ce60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8"/>
          <table:table-cell/>
          <table:table-cell table:style-name="ce46" office:value-type="string" calcext:value-type="string">
            <text:p>Zitate ausgeben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ja</text:p>
          </table:table-cell>
          <table:table-cell table:style-name="ce61"/>
          <table:table-cell table:style-name="ce61" office:value-type="string" calcext:value-type="string">
            <text:p>ja</text:p>
          </table:table-cell>
          <table:table-cell table:style-name="ce61"/>
          <table:table-cell table:style-name="ce61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2"/>
          <table:table-cell table:number-columns-repeated="3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</table:table-row>
        <table:table-row table:style-name="ro7">
          <table:table-cell table:number-columns-repeated="2"/>
          <table:table-cell table:style-name="ce39" office:value-type="string" calcext:value-type="string">
            <text:p>Information</text:p>
          </table:table-cell>
          <table:table-cell/>
          <table:table-cell table:style-name="ce46" office:value-type="string" calcext:value-type="string">
            <text:p>Wetter vorlesen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 table:style-name="ce62"/>
          <table:table-cell table:style-name="ce62" office:value-type="string" calcext:value-type="string">
            <text:p>ja</text:p>
          </table:table-cell>
          <table:table-cell table:style-name="ce62"/>
          <table:table-cell table:style-name="ce62" office:value-type="string" calcext:value-type="string">
            <text:p>ja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0"/>
          <table:table-cell/>
          <table:table-cell table:style-name="ce46" office:value-type="string" calcext:value-type="string">
            <text:p>Uhrzeit vorlesen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8">
          <table:table-cell table:number-columns-repeated="2"/>
          <table:table-cell table:style-name="ce40"/>
          <table:table-cell/>
          <table:table-cell table:style-name="ce46" office:value-type="string" calcext:value-type="string">
            <text:p>ZeitungHeadlines vorgelesen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0"/>
          <table:table-cell/>
          <table:table-cell table:style-name="ce46" office:value-type="string" calcext:value-type="string">
            <text:p>Sportergebnisse vorlesen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0"/>
          <table:table-cell/>
          <table:table-cell table:style-name="ce46" office:value-type="string" calcext:value-type="string">
            <text:p>Staumeldungen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0"/>
          <table:table-cell/>
          <table:table-cell table:style-name="ce46" office:value-type="string" calcext:value-type="string">
            <text:p>Aktienkurse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0"/>
          <table:table-cell/>
          <table:table-cell table:style-name="ce46" office:value-type="string" calcext:value-type="string">
            <text:p>Nachrichten aus der Wissenschaft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2"/>
          <table:table-cell table:number-columns-repeated="3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</table:table-row>
        <table:table-row table:style-name="ro7">
          <table:table-cell table:number-columns-repeated="2"/>
          <table:table-cell table:style-name="ce41" office:value-type="string" calcext:value-type="string">
            <text:p>Spracherkennung</text:p>
          </table:table-cell>
          <table:table-cell/>
          <table:table-cell office:value-type="string" calcext:value-type="string">
            <text:p>Stoppen und Start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3" office:value-type="string" calcext:value-type="string">
            <text:p>ja</text:p>
          </table:table-cell>
          <table:table-cell/>
          <table:table-cell table:style-name="ce69" office:value-type="string" calcext:value-type="string">
            <text:p>ja</text:p>
          </table:table-cell>
          <table:table-cell/>
          <table:table-cell table:style-name="ce76"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2"/>
          <table:table-cell table:number-columns-repeated="3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</table:table-row>
        <table:table-row table:style-name="ro3">
          <table:table-cell table:number-columns-repeated="2"/>
          <table:table-cell office:value-type="string" calcext:value-type="string">
            <text:p>Programme, starten, stoppen, fokusieren</text:p>
          </table:table-cell>
          <table:table-cell/>
          <table:table-cell office:value-type="string" calcext:value-type="string">
            <text:p>Calibr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LibreOffic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Steam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Mypaint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Thunderbird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Gimp 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Clementin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Konsol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2"/>
          <table:table-cell table:number-columns-repeated="3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</table:table-row>
        <table:table-row table:style-name="ro2">
          <table:table-cell table:number-columns-repeated="2"/>
          <table:table-cell table:style-name="ce43" office:value-type="string" calcext:value-type="string">
            <text:p>Steuerung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5" office:value-type="string" calcext:value-type="string">
            <text:p>ja</text:p>
          </table:table-cell>
          <table:table-cell/>
          <table:table-cell table:style-name="ce71" office:value-type="string" calcext:value-type="string">
            <text:p>ja</text:p>
          </table:table-cell>
          <table:table-cell/>
          <table:table-cell table:style-name="ce78"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3"/>
          <table:table-cell/>
          <table:table-cell office:value-type="string" calcext:value-type="string">
            <text:p>Mypaint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5" office:value-type="string" calcext:value-type="string">
            <text:p>ja</text:p>
          </table:table-cell>
          <table:table-cell/>
          <table:table-cell table:style-name="ce72" office:value-type="string" calcext:value-type="string">
            <text:p>ja</text:p>
          </table:table-cell>
          <table:table-cell/>
          <table:table-cell table:style-name="ce79"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3"/>
          <table:table-cell/>
          <table:table-cell office:value-type="string" calcext:value-type="string">
            <text:p>Konsole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5" office:value-type="string" calcext:value-type="string">
            <text:p>ja</text:p>
          </table:table-cell>
          <table:table-cell/>
          <table:table-cell table:style-name="ce72" office:value-type="string" calcext:value-type="string">
            <text:p>ja</text:p>
          </table:table-cell>
          <table:table-cell/>
          <table:table-cell table:style-name="ce79"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2"/>
          <table:table-cell table:number-columns-repeated="3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</table:table-row>
        <calcext:conditional-formats>
          <calcext:conditional-format calcext:target-range-address="FeatureMatrix.G6:FeatureMatrix.G13">
            <calcext:condition calcext:apply-style-name="Ja_Grün" calcext:value="=&quot;ja&quot;" calcext:base-cell-address="FeatureMatrix.G6"/>
            <calcext:condition calcext:apply-style-name="Nein_rot" calcext:value="=&quot;nein&quot;" calcext:base-cell-address="FeatureMatrix.G6"/>
          </calcext:conditional-format>
          <calcext:conditional-format calcext:target-range-address="FeatureMatrix.I6:FeatureMatrix.I11">
            <calcext:condition calcext:apply-style-name="Ja_Grün" calcext:value="=&quot;ja&quot;" calcext:base-cell-address="FeatureMatrix.I6"/>
            <calcext:condition calcext:apply-style-name="Nein_rot" calcext:value="=&quot;nein&quot;" calcext:base-cell-address="FeatureMatrix.I6"/>
          </calcext:conditional-format>
          <calcext:conditional-format calcext:target-range-address="FeatureMatrix.I13:FeatureMatrix.I13">
            <calcext:condition calcext:apply-style-name="Ja_Grün" calcext:value="=&quot;ja&quot;" calcext:base-cell-address="FeatureMatrix.I13"/>
            <calcext:condition calcext:apply-style-name="Nein_rot" calcext:value="=&quot;nein&quot;" calcext:base-cell-address="FeatureMatrix.I13"/>
          </calcext:conditional-format>
          <calcext:conditional-format calcext:target-range-address="FeatureMatrix.K13:FeatureMatrix.K13">
            <calcext:condition calcext:apply-style-name="Ja_Grün" calcext:value="=&quot;ja&quot;" calcext:base-cell-address="FeatureMatrix.K13"/>
            <calcext:condition calcext:apply-style-name="Nein_rot" calcext:value="=&quot;nein&quot;" calcext:base-cell-address="FeatureMatrix.K13"/>
          </calcext:conditional-format>
          <calcext:conditional-format calcext:target-range-address="FeatureMatrix.M13:FeatureMatrix.M13">
            <calcext:condition calcext:apply-style-name="Ja_Grün" calcext:value="=&quot;ja&quot;" calcext:base-cell-address="FeatureMatrix.M13"/>
            <calcext:condition calcext:apply-style-name="Nein_rot" calcext:value="=&quot;nein&quot;" calcext:base-cell-address="FeatureMatrix.M13"/>
          </calcext:conditional-format>
          <calcext:conditional-format calcext:target-range-address="FeatureMatrix.K6:FeatureMatrix.K12">
            <calcext:condition calcext:apply-style-name="Ja_Grün" calcext:value="=&quot;ja&quot;" calcext:base-cell-address="FeatureMatrix.K6"/>
            <calcext:condition calcext:apply-style-name="Nein_rot" calcext:value="=&quot;nein&quot;" calcext:base-cell-address="FeatureMatrix.K6"/>
          </calcext:conditional-format>
          <calcext:conditional-format calcext:target-range-address="FeatureMatrix.M6:FeatureMatrix.M12">
            <calcext:condition calcext:apply-style-name="Ja_Grün" calcext:value="=&quot;ja&quot;" calcext:base-cell-address="FeatureMatrix.M6"/>
            <calcext:condition calcext:apply-style-name="Nein_rot" calcext:value="=&quot;nein&quot;" calcext:base-cell-address="FeatureMatrix.M6"/>
          </calcext:conditional-format>
          <calcext:conditional-format calcext:target-range-address="FeatureMatrix.O6:FeatureMatrix.O18">
            <calcext:condition calcext:apply-style-name="Ja_Grün" calcext:value="=&quot;ja&quot;" calcext:base-cell-address="FeatureMatrix.O6"/>
            <calcext:condition calcext:apply-style-name="Nein_rot" calcext:value="=&quot;nein&quot;" calcext:base-cell-address="FeatureMatrix.O6"/>
          </calcext:conditional-format>
          <calcext:conditional-format calcext:target-range-address="FeatureMatrix.G15:FeatureMatrix.G18 FeatureMatrix.H15:FeatureMatrix.M15">
            <calcext:condition calcext:apply-style-name="Ja_Grün" calcext:value="=&quot;ja&quot;" calcext:base-cell-address="FeatureMatrix.G15"/>
            <calcext:condition calcext:apply-style-name="Nein_rot" calcext:value="=&quot;nein&quot;" calcext:base-cell-address="FeatureMatrix.G15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K16:FeatureMatrix.K16">
            <calcext:condition calcext:apply-style-name="Ja_Grün" calcext:value="=&quot;ja&quot;" calcext:base-cell-address="FeatureMatrix.K16"/>
            <calcext:condition calcext:apply-style-name="Nein_rot" calcext:value="=&quot;nein&quot;" calcext:base-cell-address="FeatureMatrix.K16"/>
          </calcext:conditional-format>
          <calcext:conditional-format calcext:target-range-address="FeatureMatrix.M16:FeatureMatrix.M16">
            <calcext:condition calcext:apply-style-name="Ja_Grün" calcext:value="=&quot;ja&quot;" calcext:base-cell-address="FeatureMatrix.M16"/>
            <calcext:condition calcext:apply-style-name="Nein_rot" calcext:value="=&quot;nein&quot;" calcext:base-cell-address="FeatureMatrix.M16"/>
          </calcext:conditional-format>
          <calcext:conditional-format calcext:target-range-address="FeatureMatrix.I17:FeatureMatrix.M17">
            <calcext:condition calcext:apply-style-name="Ja_Grün" calcext:value="=&quot;ja&quot;" calcext:base-cell-address="FeatureMatrix.I17"/>
            <calcext:condition calcext:apply-style-name="Nein_rot" calcext:value="=&quot;nein&quot;" calcext:base-cell-address="FeatureMatrix.I17"/>
          </calcext:conditional-format>
          <calcext:conditional-format calcext:target-range-address="FeatureMatrix.I18:FeatureMatrix.M18">
            <calcext:condition calcext:apply-style-name="Ja_Grün" calcext:value="=&quot;ja&quot;" calcext:base-cell-address="FeatureMatrix.I18"/>
            <calcext:condition calcext:apply-style-name="Nein_rot" calcext:value="=&quot;nein&quot;" calcext:base-cell-address="FeatureMatrix.I18"/>
          </calcext:conditional-format>
          <calcext:conditional-format calcext:target-range-address="FeatureMatrix.G20:FeatureMatrix.G26">
            <calcext:condition calcext:apply-style-name="Ja_Grün" calcext:value="=&quot;ja&quot;" calcext:base-cell-address="FeatureMatrix.G20"/>
            <calcext:condition calcext:apply-style-name="Nein_rot" calcext:value="=&quot;nein&quot;" calcext:base-cell-address="FeatureMatrix.G20"/>
          </calcext:conditional-format>
          <calcext:conditional-format calcext:target-range-address="FeatureMatrix.I20:FeatureMatrix.M20 FeatureMatrix.I21:FeatureMatrix.I26 FeatureMatrix.K21:FeatureMatrix.K26 FeatureMatrix.M21:FeatureMatrix.M26">
            <calcext:condition calcext:apply-style-name="Ja_Grün" calcext:value="=&quot;ja&quot;" calcext:base-cell-address="FeatureMatrix.I20"/>
            <calcext:condition calcext:apply-style-name="Nein_rot" calcext:value="=&quot;nein&quot;" calcext:base-cell-address="FeatureMatrix.I20"/>
          </calcext:conditional-format>
          <calcext:conditional-format calcext:target-range-address="FeatureMatrix.O20:FeatureMatrix.O26">
            <calcext:condition calcext:apply-style-name="Ja_Grün" calcext:value="=&quot;ja&quot;" calcext:base-cell-address="FeatureMatrix.O20"/>
            <calcext:condition calcext:apply-style-name="Nein_rot" calcext:value="=&quot;nein&quot;" calcext:base-cell-address="FeatureMatrix.O20"/>
          </calcext:conditional-format>
          <calcext:conditional-format calcext:target-range-address="FeatureMatrix.G28:FeatureMatrix.G28">
            <calcext:condition calcext:apply-style-name="Ja_Grün" calcext:value="=&quot;ja&quot;" calcext:base-cell-address="FeatureMatrix.G28"/>
            <calcext:condition calcext:apply-style-name="Nein_rot" calcext:value="=&quot;nein&quot;" calcext:base-cell-address="FeatureMatrix.G28"/>
          </calcext:conditional-format>
          <calcext:conditional-format calcext:target-range-address="FeatureMatrix.I28:FeatureMatrix.I28">
            <calcext:condition calcext:apply-style-name="Ja_Grün" calcext:value="=&quot;ja&quot;" calcext:base-cell-address="FeatureMatrix.I28"/>
            <calcext:condition calcext:apply-style-name="Nein_rot" calcext:value="=&quot;nein&quot;" calcext:base-cell-address="FeatureMatrix.I28"/>
          </calcext:conditional-format>
          <calcext:conditional-format calcext:target-range-address="FeatureMatrix.K28:FeatureMatrix.K28">
            <calcext:condition calcext:apply-style-name="Ja_Grün" calcext:value="=&quot;ja&quot;" calcext:base-cell-address="FeatureMatrix.K28"/>
            <calcext:condition calcext:apply-style-name="Nein_rot" calcext:value="=&quot;nein&quot;" calcext:base-cell-address="FeatureMatrix.K28"/>
          </calcext:conditional-format>
          <calcext:conditional-format calcext:target-range-address="FeatureMatrix.M28:FeatureMatrix.M28">
            <calcext:condition calcext:apply-style-name="Ja_Grün" calcext:value="=&quot;ja&quot;" calcext:base-cell-address="FeatureMatrix.M28"/>
            <calcext:condition calcext:apply-style-name="Nein_rot" calcext:value="=&quot;nein&quot;" calcext:base-cell-address="FeatureMatrix.M28"/>
          </calcext:conditional-format>
          <calcext:conditional-format calcext:target-range-address="FeatureMatrix.O28:FeatureMatrix.O28">
            <calcext:condition calcext:apply-style-name="Ja_Grün" calcext:value="=&quot;ja&quot;" calcext:base-cell-address="FeatureMatrix.O28"/>
            <calcext:condition calcext:apply-style-name="Nein_rot" calcext:value="=&quot;nein&quot;" calcext:base-cell-address="FeatureMatrix.O28"/>
          </calcext:conditional-format>
          <calcext:conditional-format calcext:target-range-address="FeatureMatrix.G30:FeatureMatrix.G38">
            <calcext:condition calcext:apply-style-name="Ja_Grün" calcext:value="=&quot;ja&quot;" calcext:base-cell-address="FeatureMatrix.G30"/>
            <calcext:condition calcext:apply-style-name="Nein_rot" calcext:value="=&quot;nein&quot;" calcext:base-cell-address="FeatureMatrix.G30"/>
          </calcext:conditional-format>
          <calcext:conditional-format calcext:target-range-address="FeatureMatrix.I30:FeatureMatrix.I38">
            <calcext:condition calcext:apply-style-name="Ja_Grün" calcext:value="=&quot;ja&quot;" calcext:base-cell-address="FeatureMatrix.I30"/>
            <calcext:condition calcext:apply-style-name="Nein_rot" calcext:value="=&quot;nein&quot;" calcext:base-cell-address="FeatureMatrix.I30"/>
          </calcext:conditional-format>
          <calcext:conditional-format calcext:target-range-address="FeatureMatrix.K30:FeatureMatrix.K38">
            <calcext:condition calcext:apply-style-name="Ja_Grün" calcext:value="=&quot;ja&quot;" calcext:base-cell-address="FeatureMatrix.K30"/>
            <calcext:condition calcext:apply-style-name="Nein_rot" calcext:value="=&quot;nein&quot;" calcext:base-cell-address="FeatureMatrix.K30"/>
          </calcext:conditional-format>
          <calcext:conditional-format calcext:target-range-address="FeatureMatrix.M30:FeatureMatrix.M38">
            <calcext:condition calcext:apply-style-name="Ja_Grün" calcext:value="=&quot;ja&quot;" calcext:base-cell-address="FeatureMatrix.M30"/>
            <calcext:condition calcext:apply-style-name="Nein_rot" calcext:value="=&quot;nein&quot;" calcext:base-cell-address="FeatureMatrix.M30"/>
          </calcext:conditional-format>
          <calcext:conditional-format calcext:target-range-address="FeatureMatrix.O30:FeatureMatrix.O38">
            <calcext:condition calcext:apply-style-name="Ja_Grün" calcext:value="=&quot;ja&quot;" calcext:base-cell-address="FeatureMatrix.O30"/>
            <calcext:condition calcext:apply-style-name="Nein_rot" calcext:value="=&quot;nein&quot;" calcext:base-cell-address="FeatureMatrix.O30"/>
          </calcext:conditional-format>
          <calcext:conditional-format calcext:target-range-address="FeatureMatrix.G40:FeatureMatrix.G40">
            <calcext:condition calcext:apply-style-name="Ja_Grün" calcext:value="=&quot;ja&quot;" calcext:base-cell-address="FeatureMatrix.G40"/>
            <calcext:condition calcext:apply-style-name="Nein_rot" calcext:value="=&quot;nein&quot;" calcext:base-cell-address="FeatureMatrix.G40"/>
          </calcext:conditional-format>
          <calcext:conditional-format calcext:target-range-address="FeatureMatrix.G41:FeatureMatrix.G42">
            <calcext:condition calcext:apply-style-name="Ja_Grün" calcext:value="=&quot;ja&quot;" calcext:base-cell-address="FeatureMatrix.G41"/>
            <calcext:condition calcext:apply-style-name="Nein_rot" calcext:value="=&quot;nein&quot;" calcext:base-cell-address="FeatureMatrix.G41"/>
          </calcext:conditional-format>
          <calcext:conditional-format calcext:target-range-address="FeatureMatrix.I40:FeatureMatrix.I42">
            <calcext:condition calcext:apply-style-name="Ja_Grün" calcext:value="=&quot;ja&quot;" calcext:base-cell-address="FeatureMatrix.I40"/>
            <calcext:condition calcext:apply-style-name="Nein_rot" calcext:value="=&quot;nein&quot;" calcext:base-cell-address="FeatureMatrix.I40"/>
          </calcext:conditional-format>
          <calcext:conditional-format calcext:target-range-address="FeatureMatrix.K40:FeatureMatrix.K40">
            <calcext:condition calcext:apply-style-name="Ja_Grün" calcext:value="=&quot;ja&quot;" calcext:base-cell-address="FeatureMatrix.K40"/>
            <calcext:condition calcext:apply-style-name="Nein_rot" calcext:value="=&quot;nein&quot;" calcext:base-cell-address="FeatureMatrix.K40"/>
          </calcext:conditional-format>
          <calcext:conditional-format calcext:target-range-address="FeatureMatrix.M40:FeatureMatrix.M40">
            <calcext:condition calcext:apply-style-name="Ja_Grün" calcext:value="=&quot;ja&quot;" calcext:base-cell-address="FeatureMatrix.M40"/>
            <calcext:condition calcext:apply-style-name="Nein_rot" calcext:value="=&quot;nein&quot;" calcext:base-cell-address="FeatureMatrix.M40"/>
          </calcext:conditional-format>
          <calcext:conditional-format calcext:target-range-address="FeatureMatrix.M41:FeatureMatrix.M42">
            <calcext:condition calcext:apply-style-name="Ja_Grün" calcext:value="=&quot;ja&quot;" calcext:base-cell-address="FeatureMatrix.M41"/>
            <calcext:condition calcext:apply-style-name="Nein_rot" calcext:value="=&quot;nein&quot;" calcext:base-cell-address="FeatureMatrix.M41"/>
          </calcext:conditional-format>
          <calcext:conditional-format calcext:target-range-address="FeatureMatrix.K41:FeatureMatrix.K42">
            <calcext:condition calcext:apply-style-name="Ja_Grün" calcext:value="=&quot;ja&quot;" calcext:base-cell-address="FeatureMatrix.K41"/>
            <calcext:condition calcext:apply-style-name="Nein_rot" calcext:value="=&quot;nein&quot;" calcext:base-cell-address="FeatureMatrix.K41"/>
          </calcext:conditional-format>
          <calcext:conditional-format calcext:target-range-address="FeatureMatrix.O40:FeatureMatrix.O42">
            <calcext:condition calcext:apply-style-name="Ja_Grün" calcext:value="=&quot;ja&quot;" calcext:base-cell-address="FeatureMatrix.O40"/>
            <calcext:condition calcext:apply-style-name="Nein_rot" calcext:value="=&quot;nein&quot;" calcext:base-cell-address="FeatureMatrix.O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ContainsMax" style:family="table-cell" style:parent-style-name="Default">
      <style:table-cell-properties fo:background-color="#ffcc00"/>
    </style:style>
    <style:style style:name="cfPointToMax" style:family="table-cell" style:parent-style-name="Default">
      <style:table-cell-properties fo:background-color="#eeeeee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5">00.00.0000</text:date>, <text:time style:data-style-name="N2" text:time-value="14:21:12.3059739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6:20:26.614000000</meta:creation-date>
    <dc:date>2014-08-15T15:00:29.916447371</dc:date>
    <meta:editing-duration>PT14H29M57S</meta:editing-duration>
    <meta:editing-cycles>140</meta:editing-cycles>
    <meta:generator>LibreOffice/4.2.5.2$Linux_X86_64 LibreOffice_project/420m0$Build-2</meta:generator>
    <meta:document-statistic meta:table-count="3" meta:cell-count="4734" meta:object-count="0"/>
  </office:meta>
</office:document-meta>
</file>